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Serif" svg:font-family="Serif" style:font-family-generic="roman"/>
    <style:font-face style:name="Times New Roman1" svg:font-family="'Times New Roman'" style:font-family-generic="roman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0.702cm" fo:margin-left="6.299cm" fo:margin-top="0cm" fo:margin-bottom="0cm" table:align="left" style:writing-mode="lr-tb"/>
    </style:style>
    <style:style style:name="Table1.A" style:family="table-column">
      <style:table-column-properties style:column-width="5.868cm"/>
    </style:style>
    <style:style style:name="Table1.B" style:family="table-column">
      <style:table-column-properties style:column-width="4.8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5" style:family="table-cell">
      <style:table-cell-properties fo:padding="0.097cm" fo:border-left="0.25pt solid #000000" fo:border-right="none" fo:border-top="none" fo:border-bottom="0.25pt solid #000000"/>
    </style:style>
    <style:style style:name="Table1.B5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text-properties style:font-name="Times New Roman" fo:font-size="18pt" style:font-size-asian="18pt" style:font-size-complex="18pt"/>
    </style:style>
    <style:style style:name="P5" style:family="paragraph" style:parent-style-name="Normal_20__28_Web_29_">
      <style:paragraph-properties fo:text-align="justify" style:justify-single-word="false"/>
      <style:text-properties officeooo:rsid="00158800" officeooo:paragraph-rsid="00158800"/>
    </style:style>
    <style:style style:name="P6" style:family="paragraph" style:parent-style-name="Standard">
      <style:paragraph-properties fo:margin-top="0.494cm" fo:margin-bottom="0.494cm" loext:contextual-spacing="false" fo:text-align="justify" style:justify-single-word="false" fo:hyphenation-ladder-count="no-limit" style:vertical-align="auto"/>
      <style:text-properties fo:color="#000000" style:font-name="Times New Roman" fo:font-size="14pt" fo:language="ru" fo:country="RU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start" style:justify-single-word="false"/>
      <style:text-properties officeooo:paragraph-rsid="001781c0"/>
    </style:style>
    <style:style style:name="P8" style:family="paragraph" style:parent-style-name="Standard">
      <style:text-properties fo:font-size="12pt" fo:font-weight="normal" officeooo:paragraph-rsid="001781c0" style:font-size-asian="12pt" style:font-weight-asian="normal" style:font-size-complex="12pt" style:font-weight-complex="normal"/>
    </style:style>
    <style:style style:name="P9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fo:language="ru" fo:country="RU" style:font-size-asian="14pt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Standard_20__28_user_29_">
      <style:paragraph-properties fo:text-align="justify" style:justify-single-word="false"/>
      <style:text-properties style:font-name="Times New Roman" fo:font-size="14pt" fo:language="ru" fo:country="RU" fo:font-weight="bold" officeooo:rsid="00158800" officeooo:paragraph-rsid="00158800" style:font-size-asian="14pt" style:font-weight-asian="bold" style:font-size-complex="14pt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3" style:family="paragraph" style:parent-style-name="Standard_20__28_user_29_">
      <style:paragraph-properties fo:line-height="115%"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4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1781c0" style:font-size-asian="18pt" style:font-weight-asian="bold" style:font-size-complex="18pt" style:font-weight-complex="bold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rsid="001781c0" officeooo:paragraph-rsid="001781c0" style:font-size-asian="18pt" style:font-weight-asian="bold" style:font-size-complex="18pt" style:font-weight-complex="bold"/>
    </style:style>
    <style:style style:name="P17" style:family="paragraph" style:parent-style-name="Standard_20__28_user_29_">
      <style:paragraph-properties fo:text-align="start" style:justify-single-word="false"/>
      <style:text-properties style:font-name="Times New Roman" fo:font-size="18pt" fo:font-weight="bold" officeooo:rsid="001781c0" officeooo:paragraph-rsid="001781c0" style:font-size-asian="18pt" style:font-weight-asian="bold" style:font-size-complex="18pt" style:font-weight-complex="bold"/>
    </style:style>
    <style:style style:name="P18" style:family="paragraph" style:parent-style-name="Standard_20__28_user_29_">
      <style:paragraph-properties fo:text-align="start" style:justify-single-word="false"/>
      <style:text-properties style:font-name="Times New Roman" fo:font-size="12pt" fo:font-weight="normal" officeooo:rsid="001781c0" officeooo:paragraph-rsid="001781c0" style:font-size-asian="12pt" style:font-weight-asian="normal" style:font-size-complex="12pt" style:font-weight-complex="normal"/>
    </style:style>
    <style:style style:name="P19" style:family="paragraph" style:parent-style-name="Standard_20__28_user_29_">
      <style:paragraph-properties fo:text-align="start" style:justify-single-word="false"/>
      <style:text-properties style:font-name="Times New Roman" fo:font-size="10pt" fo:language="ru" fo:country="RU" fo:font-weight="normal" officeooo:paragraph-rsid="001781c0" style:font-size-asian="10pt" style:font-weight-asian="normal" style:font-size-complex="10pt" style:font-weight-complex="normal"/>
    </style:style>
    <style:style style:name="P20" style:family="paragraph" style:parent-style-name="Standard_20__28_user_29_">
      <style:paragraph-properties fo:text-align="start" style:justify-single-word="false"/>
      <style:text-properties style:font-name="Times New Roman" fo:font-size="10pt" fo:language="ru" fo:country="RU" fo:font-weight="normal" officeooo:rsid="001781c0" officeooo:paragraph-rsid="001781c0" style:font-size-asian="10pt" style:font-weight-asian="normal" style:font-size-complex="10pt" style:font-weight-complex="normal"/>
    </style:style>
    <style:style style:name="P21" style:family="paragraph" style:parent-style-name="Standard_20__28_user_29_">
      <style:paragraph-properties fo:text-align="justify" style:justify-single-word="false"/>
      <style:text-properties fo:font-size="14pt" fo:font-weight="normal" officeooo:rsid="00158800" officeooo:paragraph-rsid="00158800" style:font-size-asian="12.25pt" style:font-weight-asian="normal" style:font-size-complex="14pt" style:font-weight-complex="normal"/>
    </style:style>
    <style:style style:name="P22" style:family="paragraph" style:parent-style-name="Standard_20__28_user_29_">
      <style:paragraph-properties fo:text-align="justify" style:justify-single-word="false"/>
      <style:text-properties fo:font-size="14pt" fo:font-weight="normal" officeooo:rsid="00165856" officeooo:paragraph-rsid="00165856" style:font-size-asian="12.25pt" style:font-weight-asian="normal" style:font-size-complex="14pt" style:font-weight-complex="normal"/>
    </style:style>
    <style:style style:name="P23" style:family="paragraph" style:parent-style-name="Standard_20__28_user_29_">
      <style:paragraph-properties fo:text-align="justify" style:justify-single-word="false"/>
      <style:text-properties fo:font-size="14pt" fo:font-weight="normal" officeooo:rsid="0016b7c4" officeooo:paragraph-rsid="0016b7c4" style:font-size-asian="12.25pt" style:font-weight-asian="normal" style:font-size-complex="14pt" style:font-weight-complex="normal"/>
    </style:style>
    <style:style style:name="P24" style:family="paragraph" style:parent-style-name="Standard_20__28_user_29_">
      <style:paragraph-properties fo:text-align="justify" style:justify-single-word="false"/>
      <style:text-properties fo:font-size="14pt" fo:font-weight="bold" officeooo:rsid="00158800" officeooo:paragraph-rsid="00158800" style:font-size-asian="12.25pt" style:font-weight-asian="bold" style:font-size-complex="14pt" style:font-weight-complex="bold"/>
    </style:style>
    <style:style style:name="P25" style:family="paragraph" style:parent-style-name="Standard_20__28_user_29_">
      <style:paragraph-properties fo:text-align="justify" style:justify-single-word="false"/>
      <style:text-properties fo:font-size="14pt" fo:font-weight="bold" officeooo:rsid="00165856" officeooo:paragraph-rsid="00165856" style:font-size-asian="12.25pt" style:font-weight-asian="bold" style:font-size-complex="14pt" style:font-weight-complex="bold"/>
    </style:style>
    <style:style style:name="P26" style:family="paragraph" style:parent-style-name="Standard_20__28_user_29_">
      <style:paragraph-properties fo:text-align="start" style:justify-single-word="false"/>
      <style:text-properties fo:font-size="14pt" fo:font-weight="bold" officeooo:rsid="0016b7c4" officeooo:paragraph-rsid="0016b7c4" style:font-size-asian="12.25pt" style:font-weight-asian="bold" style:font-size-complex="14pt" style:font-weight-complex="bold"/>
    </style:style>
    <style:style style:name="P27" style:family="paragraph" style:parent-style-name="Standard_20__28_user_29_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_20__28_user_29_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9" style:family="paragraph" style:parent-style-name="Standard_20__28_user_29_">
      <style:text-properties fo:font-size="12pt" fo:font-weight="normal" officeooo:paragraph-rsid="001781c0" style:font-size-asian="12pt" style:font-weight-asian="normal" style:font-size-complex="12pt" style:font-weight-complex="normal"/>
    </style:style>
    <style:style style:name="P30" style:family="paragraph" style:parent-style-name="Standard_20__28_user_29_">
      <style:paragraph-properties fo:text-align="start" style:justify-single-word="false"/>
      <style:text-properties style:font-name="monospace" fo:font-size="14pt" fo:font-weight="bold" officeooo:rsid="0016b7c4" officeooo:paragraph-rsid="001781c0" style:font-size-asian="12.25pt" style:font-weight-asian="bold" style:font-size-complex="14pt" style:font-weight-complex="bold"/>
    </style:style>
    <style:style style:name="P31" style:family="paragraph" style:parent-style-name="Standard_20__28_user_29_">
      <style:paragraph-properties fo:text-align="start" style:justify-single-word="false"/>
      <style:text-properties style:font-name="monospace" fo:font-size="14pt" fo:font-weight="bold" officeooo:rsid="001781c0" officeooo:paragraph-rsid="001781c0" style:font-size-asian="12.25pt" style:font-weight-asian="bold" style:font-size-complex="14pt" style:font-weight-complex="bold"/>
    </style:style>
    <style:style style:name="P32" style:family="paragraph" style:parent-style-name="Standard_20__28_user_29_">
      <style:paragraph-properties fo:text-align="start" style:justify-single-word="false"/>
      <style:text-properties style:font-name="monospace" fo:font-size="14pt" fo:font-weight="normal" officeooo:rsid="001781c0" officeooo:paragraph-rsid="001781c0" style:font-size-asian="12.25pt" style:font-weight-asian="normal" style:font-size-complex="14pt" style:font-weight-complex="normal"/>
    </style:style>
    <style:style style:name="P33" style:family="paragraph" style:parent-style-name="Standard_20__28_user_29_">
      <style:paragraph-properties fo:text-align="start" style:justify-single-word="false"/>
      <style:text-properties style:font-name="monospace" fo:font-size="10pt" fo:font-weight="normal" officeooo:rsid="001781c0" officeooo:paragraph-rsid="001781c0" style:font-size-asian="8.75pt" style:font-weight-asian="normal" style:font-size-complex="10pt" style:font-weight-complex="normal"/>
    </style:style>
    <style:style style:name="P34" style:family="paragraph" style:parent-style-name="Standard_20__28_user_29_">
      <style:paragraph-properties fo:text-align="start" style:justify-single-word="false"/>
      <style:text-properties style:font-name="Liberation Serif" fo:font-size="10pt" fo:font-weight="bold" officeooo:rsid="0016b7c4" officeooo:paragraph-rsid="001781c0" style:font-size-asian="10pt" style:font-weight-asian="bold" style:font-size-complex="10pt" style:font-weight-complex="bold"/>
    </style:style>
    <style:style style:name="P35" style:family="paragraph" style:parent-style-name="Standard_20__28_user_29_">
      <style:paragraph-properties fo:text-align="justify" style:justify-single-word="false"/>
      <style:text-properties style:font-name="Liberation Serif" fo:font-size="10pt" fo:font-weight="bold" officeooo:rsid="0016b7c4" officeooo:paragraph-rsid="001781c0" style:font-size-asian="10pt" style:font-weight-asian="bold" style:font-size-complex="10pt" style:font-weight-complex="bold"/>
    </style:style>
    <style:style style:name="P36" style:family="paragraph" style:parent-style-name="Standard_20__28_user_29_">
      <style:paragraph-properties fo:text-align="start" style:justify-single-word="false"/>
    </style:style>
    <style:style style:name="P37" style:family="paragraph" style:parent-style-name="Standard_20__28_user_29_">
      <style:paragraph-properties fo:text-align="start" style:justify-single-word="false"/>
      <style:text-properties style:font-name="Times New Roman1" fo:font-size="10pt" fo:font-weight="bold" officeooo:rsid="001781c0" officeooo:paragraph-rsid="001781c0" style:font-size-asian="10pt" style:font-weight-asian="bold" style:font-size-complex="10pt" style:font-weight-complex="bold"/>
    </style:style>
    <style:style style:name="P38" style:family="paragraph" style:parent-style-name="Standard_20__28_user_29_">
      <style:text-properties style:font-name="Times New Roman1" fo:font-size="10pt" officeooo:paragraph-rsid="001781c0" style:font-size-asian="10pt" style:font-size-complex="10pt"/>
    </style:style>
    <style:style style:name="P39" style:family="paragraph" style:parent-style-name="Table_20_Contents">
      <style:text-properties style:font-name="Times New Roman" fo:font-size="18pt" style:font-size-asian="18pt" style:font-size-complex="18pt"/>
    </style:style>
    <style:style style:name="P40" style:family="paragraph" style:parent-style-name="Table_20_Contents">
      <style:paragraph-properties fo:text-align="end" style:justify-single-word="false"/>
      <style:text-properties style:font-name="Times New Roman" fo:font-size="18pt" style:font-size-asian="18pt" style:font-size-complex="18pt"/>
    </style:style>
    <style:style style:name="P41" style:family="paragraph" style:parent-style-name="Table_20_Contents">
      <style:text-properties style:font-name="Times New Roman" fo:font-size="18pt" fo:language="ru" fo:country="RU" officeooo:rsid="00158800" officeooo:paragraph-rsid="00158800" style:font-size-asian="18pt" style:font-size-complex="18pt"/>
    </style:style>
    <style:style style:name="T1" style:family="text">
      <style:text-properties style:font-name="Times New Roman" fo:font-size="14pt" fo:language="ru" fo:country="RU" style:font-size-asian="14pt" style:font-size-complex="14pt"/>
    </style:style>
    <style:style style:name="T2" style:family="text">
      <style:text-properties style:font-name="Times New Roman" fo:font-size="14pt" fo:language="ru" fo:country="RU" officeooo:rsid="001781c0" style:font-size-asian="14pt" style:font-size-complex="14pt"/>
    </style:style>
    <style:style style:name="T3" style:family="text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T4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Times New Roman" fo:font-size="10pt" fo:language="ru" fo:country="RU" fo:font-weight="normal" style:font-size-asian="10pt" style:font-weight-asian="normal" style:font-size-complex="10pt" style:font-weight-complex="normal"/>
    </style:style>
    <style:style style:name="T6" style:family="text">
      <style:text-properties style:font-name="Times New Roman" fo:font-size="10pt" fo:language="ru" fo:country="RU" fo:font-weight="bold" style:font-size-asian="10pt" style:font-weight-asian="bold" style:font-size-complex="10pt" style:font-weight-complex="bold"/>
    </style:style>
    <style:style style:name="T7" style:family="text">
      <style:text-properties style:use-window-font-color="true" style:font-name="Times New Roman" fo:font-size="18pt" fo:language="ru" fo:country="RU" fo:font-weight="bold" officeooo:rsid="00158800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8" style:family="text">
      <style:text-properties style:use-window-font-color="true" style:font-name="Liberation Serif" fo:font-size="14pt" fo:language="en" fo:country="US" fo:font-style="normal" style:text-underline-style="none" fo:font-weight="bold" officeooo:rsid="000928a1" style:letter-kerning="true" style:font-name-asian="Noto Sans CJK SC Regular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/>
    </style:style>
    <style:style style:name="T9" style:family="text">
      <style:text-properties fo:color="#000000"/>
    </style:style>
    <style:style style:name="T10" style:family="text">
      <style:text-properties fo:color="#000000" fo:font-size="14pt" fo:language="ru" fo:country="RU" style:letter-kerning="false" style:font-size-asian="14pt" style:font-size-complex="14pt" style:language-complex="ar" style:country-complex="SA"/>
    </style:style>
    <style:style style:name="T11" style:family="text">
      <style:text-properties fo:color="#000000" style:text-position="0% 100%" fo:font-size="14pt" fo:language="ru" fo:country="RU" fo:font-weight="bold" style:letter-kerning="false" style:font-size-asian="14pt" style:font-weight-asian="bold" style:font-size-complex="14pt" style:language-complex="ar" style:country-complex="SA" style:font-weight-complex="bold"/>
    </style:style>
    <style:style style:name="T12" style:family="text">
      <style:text-properties fo:color="#000000" style:text-position="0% 100%" fo:font-size="14pt" fo:language="ru" fo:country="RU" fo:font-weight="normal" style:letter-kerning="false" style:font-size-asian="14pt" style:font-weight-asian="normal" style:font-size-complex="14pt" style:language-complex="ar" style:country-complex="SA" style:font-weight-complex="normal"/>
    </style:style>
    <style:style style:name="T13" style:family="text">
      <style:text-properties fo:color="#000000" style:font-name="Liberation Serif" fo:font-size="10pt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158800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style:font-name="Liberation Serif"/>
    </style:style>
    <style:style style:name="T19" style:family="text">
      <style:text-properties style:font-name="Liberation Serif" fo:font-size="10pt" style:font-size-asian="10pt" style:font-size-complex="10pt"/>
    </style:style>
    <style:style style:name="T20" style:family="text">
      <style:text-properties style:font-name="monospace"/>
    </style:style>
    <style:style style:name="T21" style:family="text">
      <style:text-properties officeooo:rsid="001781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осковский Авиационный Институт</text:p>
      <text:p text:style-name="P2">(Национальный Исследовательский Университет)</text:p>
      <text:p text:style-name="P2"/>
      <text:p text:style-name="P2">Факультет информационных технологий и 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Лабораторная работа №</text:span><text:span text:style-name="T7">1</text:span></text:p>
      <text:p text:style-name="P12">по курсу «Операционные системы»</text:p>
      <text:p text:style-name="P1"><text:span text:style-name="T4">III</text:span><text:span text:style-name="T3"> Семестр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>Студент:</text:p>
          </table:table-cell>
          <table:table-cell table:style-name="Table1.B1" office:value-type="string">
            <text:p text:style-name="P41">Ежов Н.П.</text:p>
          </table:table-cell>
        </table:table-row>
        <table:table-row table:style-name="Table1.1">
          <table:table-cell table:style-name="Table1.A2" office:value-type="string">
            <text:p text:style-name="P40">Группа:</text:p>
          </table:table-cell>
          <table:table-cell table:style-name="Table1.B2" office:value-type="string">
            <text:p text:style-name="P4">М80-20<text:span text:style-name="T15">4</text:span>Б-19</text:p>
          </table:table-cell>
        </table:table-row>
        <table:table-row table:style-name="Table1.1">
          <table:table-cell table:style-name="Table1.A3" office:value-type="string">
            <text:p text:style-name="P40">Преподаватель:</text:p>
          </table:table-cell>
          <table:table-cell table:style-name="Table1.B3" office:value-type="string">
            <text:p text:style-name="P4">Миронов Е.С</text:p>
          </table:table-cell>
        </table:table-row>
        <table:table-row table:style-name="Table1.1">
          <table:table-cell table:style-name="Table1.A4" office:value-type="string">
            <text:p text:style-name="P40">Оценка:</text:p>
          </table:table-cell>
          <table:table-cell table:style-name="Table1.B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40">Дата:</text:p>
          </table:table-cell>
          <table:table-cell table:style-name="Table1.B5" office:value-type="string">
            <text:p text:style-name="P4"/>
          </table:table-cell>
        </table:table-row>
      </table:table>
      <text:p text:style-name="P3"/>
      <text:p text:style-name="P3"/>
      <text:p text:style-name="P3"/>
      <text:p text:style-name="P2">Москва 2020</text:p>
      <text:p text:style-name="P2"/>
      <text:p text:style-name="P13">1. Постановка задачи</text:p>
      <text:p text:style-name="P5"><text:soft-page-break/><text:span text:style-name="T10">Приобретение практических навыков диагностики работы ПО.</text:span></text:p>
      <text:p text:style-name="P5"><text:span text:style-name="T10">Используемое средство диагностики — утилита </text:span><text:span text:style-name="T11">strace</text:span><text:span text:style-name="T12">.</text:span></text:p>
      <text:p text:style-name="P6"/>
      <text:p text:style-name="P3">2. <text:s/><text:span text:style-name="T15">Демонстрация полного функционала утилиты strace на примере ЛР 2</text:span></text:p>
      <text:p text:style-name="P11">Strace — <text:span text:style-name="T16">это утилита для диагностики, отладки и поиска неисправностей программ для Linux. Она используется для мониторинга взаимодействий между процессами и ядром Linux, которые включают в себя системные вызовы, доставку сигналов и изменение состояния процесса. Работа strace становится возомжной благодаря функции ядра, известной как ptrace</text:span></text:p>
      <text:p text:style-name="P28"><text:span text:style-name="T5"/></text:p>
      <text:p text:style-name="P24">Отображение всех вызовов:</text:p>
      <text:p text:style-name="P21">execve("./main", ["./main"], 0x7ffc4e530530 /* 51 vars */) = 0</text:p>
      <text:p text:style-name="P21">brk(NULL) <text:s text:c="30"/>= 0x56159c636000</text:p>
      <text:p text:style-name="P21">arch_prctl(0x3001 /* ARCH_??? */, 0x7ffde9bc4690) = -1 EINVAL (Недопустимый аргумент)</text:p>
      <text:p text:style-name="P21">access("/etc/ld.so.preload", R_OK) <text:s text:c="5"/>= -1 ENOENT (Нет такого файла или каталога)</text:p>
      <text:p text:style-name="P21">openat(AT_FDCWD, "/etc/ld.so.cache", O_RDONLY|O_CLOEXEC) = 3</text:p>
      <text:p text:style-name="P21">fstat(3, {st_mode=S_IFREG|0644, st_size=155878, ...}) = 0</text:p>
      <text:p text:style-name="P21">mmap(NULL, 155878, PROT_READ, MAP_PRIVATE, 3, 0) = 0x7f55a84a2000</text:p>
      <text:p text:style-name="P21">close(3) <text:s text:c="31"/>= 0</text:p>
      <text:p text:style-name="P21">openat(AT_FDCWD, "/lib/x86_64-linux-gnu/libc.so.6", O_RDONLY|O_CLOEXEC) = 3</text:p>
      <text:p text:style-name="P21">read(3, "\177ELF\2\1\1\3\0\0\0\0\0\0\0\0\3\0&gt;\0\1\0\0\0\360q\2\0\0\0\0\0"..., 832) = 832</text:p>
      <text:p text:style-name="P21">pread64(3, "\6\0\0\0\4\0\0\0@\0\0\0\0\0\0\0@\0\0\0\0\0\0\0@\0\0\0\0\0\0\0"..., 784, 64) = 784</text:p>
      <text:p text:style-name="P21">pread64(3, "\4\0\0\0\20\0\0\0\5\0\0\0GNU\0\2\0\0\300\4\0\0\0\3\0\0\0\0\0\0\0", 32, 848) = 32</text:p>
      <text:p text:style-name="P21">pread64(3, "\4\0\0\0\24\0\0\0\3\0\0\0GNU\0\363\377?\332\200\270\27\304d\245n\355Y\377\t\334"..., 68, 880) = 68</text:p>
      <text:p text:style-name="P21">fstat(3, {st_mode=S_IFREG|0755, st_size=2029224, ...}) = 0</text:p>
      <text:p text:style-name="P21">mmap(NULL, 8192, PROT_READ|PROT_WRITE, MAP_PRIVATE|MAP_ANONYMOUS, -1, 0) = 0x7f55a84a0000</text:p>
      <text:p text:style-name="P21">pread64(3, "\6\0\0\0\4\0\0\0@\0\0\0\0\0\0\0@\0\0\0\0\0\0\0@\0\0\0\0\0\0\0"..., 784, 64) = 784</text:p>
      <text:p text:style-name="P21">pread64(3, "\4\0\0\0\20\0\0\0\5\0\0\0GNU\0\2\0\0\300\4\0\0\0\3\0\0\0\0\0\0\0", 32, 848) = 32</text:p>
      <text:p text:style-name="P21">pread64(3, "\4\0\0\0\24\0\0\0\3\0\0\0GNU\0\363\377?\332\200\270\27\304d\245n\355Y\377\t\334"..., 68, 880) = 68</text:p>
      <text:p text:style-name="P21"><text:soft-page-break/>mmap(NULL, 2036952, PROT_READ, MAP_PRIVATE|MAP_DENYWRITE, 3, 0) = 0x7f55a82ae000</text:p>
      <text:p text:style-name="P21">mprotect(0x7f55a82d3000, 1847296, PROT_NONE) = 0</text:p>
      <text:p text:style-name="P21">mmap(0x7f55a82d3000, 1540096, PROT_READ|PROT_EXEC, MAP_PRIVATE|MAP_FIXED|MAP_DENYWRITE, 3, 0x25000) = 0x7f55a82d3000</text:p>
      <text:p text:style-name="P21">mmap(0x7f55a844b000, 303104, PROT_READ, MAP_PRIVATE|MAP_FIXED|MAP_DENYWRITE, 3, 0x19d000) = 0x7f55a844b000</text:p>
      <text:p text:style-name="P21">mmap(0x7f55a8496000, 24576, PROT_READ|PROT_WRITE, MAP_PRIVATE|MAP_FIXED|MAP_DENYWRITE, 3, 0x1e7000) = 0x7f55a8496000</text:p>
      <text:p text:style-name="P21">mmap(0x7f55a849c000, 13528, PROT_READ|PROT_WRITE, MAP_PRIVATE|MAP_FIXED|MAP_ANONYMOUS, -1, 0) = 0x7f55a849c000</text:p>
      <text:p text:style-name="P21">close(3) <text:s text:c="31"/>= 0</text:p>
      <text:p text:style-name="P21">arch_prctl(ARCH_SET_FS, 0x7f55a84a1540) = 0</text:p>
      <text:p text:style-name="P21">mprotect(0x7f55a8496000, 12288, PROT_READ) = 0</text:p>
      <text:p text:style-name="P21">mprotect(0x56159be28000, 4096, PROT_READ) = 0</text:p>
      <text:p text:style-name="P21">mprotect(0x7f55a84f6000, 4096, PROT_READ) = 0</text:p>
      <text:p text:style-name="P21">munmap(0x7f55a84a2000, 155878) <text:s text:c="9"/>= 0</text:p>
      <text:p text:style-name="P21">fstat(1, {st_mode=S_IFCHR|0620, st_rdev=makedev(0x88, 0x2), ...}) = 0</text:p>
      <text:p text:style-name="P21">brk(NULL) <text:s text:c="30"/>= 0x56159c636000</text:p>
      <text:p text:style-name="P21">brk(0x56159c657000) <text:s text:c="20"/>= 0x56159c657000</text:p>
      <text:p text:style-name="P21">fstat(0, {st_mode=S_IFCHR|0620, st_rdev=makedev(0x88, 0x2), ...}) = 0</text:p>
      <text:p text:style-name="P21">write(1, "Enter filename: ", 16Enter filename: ) <text:s text:c="7"/>= 16</text:p>
      <text:p text:style-name="P21">read(0, test.txt</text:p>
      <text:p text:style-name="P21">"test.txt\n", 1024) <text:s text:c="12"/>= 9</text:p>
      <text:p text:style-name="P21">lseek(0, -1, SEEK_CUR) <text:s text:c="17"/>= -1 ESPIPE (Недопустимая операция смещения)</text:p>
      <text:p text:style-name="P21">openat(AT_FDCWD, "test.txt", O_RDONLY) <text:s/>= 3</text:p>
      <text:p text:style-name="P21">dup3(3, 0, 0) <text:s text:c="26"/>= 0</text:p>
      <text:p text:style-name="P21">close(3) <text:s text:c="31"/>= 0</text:p>
      <text:p text:style-name="P21">pipe([3, 4]) <text:s text:c="27"/>= 0</text:p>
      <text:p text:style-name="P21">clone(child_stack=NULL, flags=CLONE_CHILD_CLEARTID|CLONE_CHILD_SETTID|SIGCHLD, child_tidptr=0x7f55a84a1810) = 5968</text:p>
      <text:p text:style-name="P21">close(4) <text:s text:c="31"/>= 0</text:p>
      <text:p text:style-name="P21">read(3, "2\0\0\0", 4) <text:s text:c="18"/>= 4</text:p>
      <text:p text:style-name="P21">--- SIGCHLD {si_signo=SIGCHLD, si_code=CLD_EXITED, si_pid=5968, si_uid=1000, si_status=0, si_utime=0, si_stime=0} ---</text:p>
      <text:p text:style-name="P21">write(1, "50\n", 350</text:p>
      <text:p text:style-name="P21">) <text:s text:c="20"/>= 3</text:p>
      <text:p text:style-name="P21">read(3, "\377\377\377\377", 4) <text:s text:c="9"/>= 4</text:p>
      <text:p text:style-name="P21">write(1, "-1\n", 3-1</text:p>
      <text:p text:style-name="P21">) <text:s text:c="20"/>= 3</text:p>
      <text:p text:style-name="P21">read(3, "\t\0\0\0", 4) <text:s text:c="17"/>= 4</text:p>
      <text:p text:style-name="P21">write(1, "9\n", 29</text:p>
      <text:p text:style-name="P21">) <text:s text:c="21"/>= 2</text:p>
      <text:p text:style-name="P21">read(3, "", 4) <text:s text:c="25"/>= 0</text:p>
      <text:p text:style-name="P21"><text:soft-page-break/>close(3) <text:s text:c="31"/>= 0</text:p>
      <text:p text:style-name="P21">exit_group(0) <text:s text:c="26"/>= ?</text:p>
      <text:p text:style-name="P21">+++ exited with 0 +++</text:p>
      <text:p text:style-name="P21"/>
      <text:p text:style-name="P22">Очень много лишнего вывода, из-за чего трудно вылавливать то, что действительно нужно. Попробуем отфильтровать вывод.</text:p>
      <text:p text:style-name="P22"/>
      <text:p text:style-name="P25">Отображение определенных вызовов:</text:p>
      <text:p text:style-name="P25"/>
      <text:p text:style-name="P22">Опция -е служит для отображения лишь определенных вызовов. Также в strace можно фильтровать вывод не только одного вызова, но и целой группы. Попрбуем отобразить все системные вызовы, которые так или иначе связаны с процессами.</text:p>
      <text:p text:style-name="P22"/>
      <text:p text:style-name="P22">nikita@nikita-desktop:~/CLionProjects/OS_labs/lab2$ strace -e %process ./main</text:p>
      <text:p text:style-name="P22">execve("./main", ["./main"], 0x7ffd19e830f0 /* 51 vars */) = 0</text:p>
      <text:p text:style-name="P22">arch_prctl(0x3001 /* ARCH_??? */, 0x7ffca7c75e20) = -1 EINVAL (Недопустимый аргумент)</text:p>
      <text:p text:style-name="P22">arch_prctl(ARCH_SET_FS, 0x7f4b73a30540) = 0</text:p>
      <text:p text:style-name="P22">Enter filename: test.txt</text:p>
      <text:p text:style-name="P22">clone(child_stack=NULL, flags=CLONE_CHILD_CLEARTID|CLONE_CHILD_SETTID|SIGCHLD, child_tidptr=0x7f4b73a30810) = 6065</text:p>
      <text:p text:style-name="P22">50</text:p>
      <text:p text:style-name="P22">--- SIGCHLD {si_signo=SIGCHLD, si_code=CLD_EXITED, si_pid=6065, si_uid=1000, si_status=0, si_utime=0, si_stime=0} ---</text:p>
      <text:p text:style-name="P22">-1</text:p>
      <text:p text:style-name="P22">9</text:p>
      <text:p text:style-name="P22">exit_group(0) <text:s text:c="26"/>= ?</text:p>
      <text:p text:style-name="P22">+++ exited with 0 +++</text:p>
      <text:p text:style-name="P22"/>
      <text:p text:style-name="P22">Как можно заметить, читать вывод теперь стало удобно, а ключевые вызов clone() теперь легко найти в отчёте strace</text:p>
      <text:p text:style-name="P22"/>
      <text:p text:style-name="P22">Можно отслеживать и <text:span text:style-name="T14">несколько типов вызовов или даже несколько групп сразу</text:span>: -e trace= и через запятую список вызовов</text:p>
      <text:p text:style-name="P22"/>
      <text:p text:style-name="P22">nikita@nikita-desktop:~/CLionProjects/OS_labs/lab2$ strace -e trace=%process,%file ./main</text:p>
      <text:p text:style-name="P22">execve("./main", ["./main"], 0x7fff94503460 /* 51 vars */) = 0</text:p>
      <text:p text:style-name="P22">arch_prctl(0x3001 /* ARCH_??? */, 0x7ffc76df4330) = -1 EINVAL (Недопустимый аргумент)</text:p>
      <text:p text:style-name="P22">access("/etc/ld.so.preload", R_OK) <text:s text:c="5"/>= -1 ENOENT (Нет такого файла или каталога)</text:p>
      <text:p text:style-name="P22">openat(AT_FDCWD, "/etc/ld.so.cache", O_RDONLY|O_CLOEXEC) = 3</text:p>
      <text:p text:style-name="P22"><text:soft-page-break/>openat(AT_FDCWD, "/lib/x86_64-linux-gnu/libc.so.6", O_RDONLY|O_CLOEXEC) = 3</text:p>
      <text:p text:style-name="P22">arch_prctl(ARCH_SET_FS, 0x7f923fa5b540) = 0</text:p>
      <text:p text:style-name="P22">Enter filename: test.txt</text:p>
      <text:p text:style-name="P22">openat(AT_FDCWD, "test.txt", O_RDONLY) <text:s/>= 3</text:p>
      <text:p text:style-name="P22">clone(child_stack=NULL, flags=CLONE_CHILD_CLEARTID|CLONE_CHILD_SETTID|SIGCHLD, child_tidptr=0x7f923fa5b810) = 6124</text:p>
      <text:p text:style-name="P22">--- SIGCHLD {si_signo=SIGCHLD, si_code=CLD_EXITED, si_pid=6124, si_uid=1000, si_status=0, si_utime=0, si_stime=0} ---</text:p>
      <text:p text:style-name="P22">50</text:p>
      <text:p text:style-name="P22">-1</text:p>
      <text:p text:style-name="P22">9</text:p>
      <text:p text:style-name="P22">exit_group(0) <text:s text:c="26"/>= ?</text:p>
      <text:p text:style-name="P22">+++ exited with 0 +++</text:p>
      <text:p text:style-name="P22"/>
      <text:p text:style-name="P22">Но мы не видим вызовов дочерних процессов. Исправим это.</text:p>
      <text:p text:style-name="P22"/>
      <text:p text:style-name="P25">Отслеживание дочерних процессов:</text:p>
      <text:p text:style-name="P25"/>
      <text:p text:style-name="P22">Отслеживать дерево процессов целиком позволяет флаг <text:span text:style-name="T17">f, с которым strace отслеживает системные вызовы в проессах потомках. К каждой строке вывода при этом добавляется pid процесса, который её вызвал:</text:span></text:p>
      <text:p text:style-name="P22"><text:span text:style-name="T17"/></text:p>
      <text:p text:style-name="P22"><text:span text:style-name="T17">nikita@nikita-desktop:~/CLionProjects/OS_labs/lab2$ strace -f -e trace=%process,%file ./main</text:span></text:p>
      <text:p text:style-name="P22"><text:span text:style-name="T17">execve("./main", ["./main"], 0x7ffd0f2f7968 /* 51 vars */) = 0</text:span></text:p>
      <text:p text:style-name="P22"><text:span text:style-name="T17">arch_prctl(0x3001 /* ARCH_??? */, 0x7ffcdcff0180) = -1 EINVAL (Недопустимый аргумент)</text:span></text:p>
      <text:p text:style-name="P22"><text:span text:style-name="T17">access("/etc/ld.so.preload", R_OK) <text:s text:c="5"/>= -1 ENOENT (Нет такого файла или каталога)</text:span></text:p>
      <text:p text:style-name="P22"><text:span text:style-name="T17">openat(AT_FDCWD, "/etc/ld.so.cache", O_RDONLY|O_CLOEXEC) = 3</text:span></text:p>
      <text:p text:style-name="P22"><text:span text:style-name="T17">openat(AT_FDCWD, "/lib/x86_64-linux-gnu/libc.so.6", O_RDONLY|O_CLOEXEC) = 3</text:span></text:p>
      <text:p text:style-name="P22"><text:span text:style-name="T17">arch_prctl(ARCH_SET_FS, 0x7f237a01e540) = 0</text:span></text:p>
      <text:p text:style-name="P22"><text:span text:style-name="T17">Enter filename: test.txt</text:span></text:p>
      <text:p text:style-name="P22"><text:span text:style-name="T17">openat(AT_FDCWD, "test.txt", O_RDONLY) <text:s/>= 3</text:span></text:p>
      <text:p text:style-name="P22"><text:span text:style-name="T17">clone(child_stack=NULL, flags=CLONE_CHILD_CLEARTID|CLONE_CHILD_SETTID|SIGCHLDstrace: Process 6200 attached</text:span></text:p>
      <text:p text:style-name="P22"><text:span text:style-name="T17">, child_tidptr=0x7f237a01e810) = 6200</text:span></text:p>
      <text:p text:style-name="P22"><text:span text:style-name="T17">[pid <text:s/>6200] execve("child", ["child"], 0x7ffcdcff0268 /* 51 vars */) = 0</text:span></text:p>
      <text:p text:style-name="P22"><text:span text:style-name="T17">[pid <text:s/>6200] arch_prctl(0x3001 /* ARCH_??? */, 0x7ffc47b45980) = -1 EINVAL (Недопустимый аргумент)</text:span></text:p>
      <text:p text:style-name="P22"><text:span text:style-name="T17">[pid <text:s/>6200] access("/etc/ld.so.preload", R_OK) = -1 ENOENT (Нет такого файла или каталога)</text:span></text:p>
      <text:p text:style-name="P22"><text:span text:style-name="T17">[pid <text:s/>6200] openat(AT_FDCWD, "/etc/ld.so.cache", O_RDONLY|O_CLOEXEC) = 3</text:span></text:p>
      <text:p text:style-name="P22"><text:soft-page-break/><text:span text:style-name="T17">[pid <text:s/>6200] openat(AT_FDCWD, "/lib/x86_64-linux-gnu/libc.so.6", O_RDONLY|O_CLOEXEC) = 3</text:span></text:p>
      <text:p text:style-name="P22"><text:span text:style-name="T17">[pid <text:s/>6200] arch_prctl(ARCH_SET_FS, 0x7fac5fa9d540) = 0</text:span></text:p>
      <text:p text:style-name="P22"><text:span text:style-name="T17">50</text:span></text:p>
      <text:p text:style-name="P22"><text:span text:style-name="T17">-1</text:span></text:p>
      <text:p text:style-name="P22"><text:span text:style-name="T17">[pid <text:s/>6200] exit_group(0) <text:s text:c="14"/>= ?</text:span></text:p>
      <text:p text:style-name="P22"><text:span text:style-name="T17">9</text:span></text:p>
      <text:p text:style-name="P22"><text:span text:style-name="T17">[pid <text:s/>6200] +++ exited with 0 +++</text:span></text:p>
      <text:p text:style-name="P22"><text:span text:style-name="T17">--- SIGCHLD {si_signo=SIGCHLD, si_code=CLD_EXITED, si_pid=6200, si_uid=1000, si_status=0, si_utime=0, si_stime=0} ---</text:span></text:p>
      <text:p text:style-name="P22"><text:span text:style-name="T17">exit_group(0) <text:s text:c="26"/>= ?</text:span></text:p>
      <text:p text:style-name="P22"><text:span text:style-name="T17">+++ exited with 0 +++</text:span></text:p>
      <text:p text:style-name="P22"><text:span text:style-name="T17"/></text:p>
      <text:p text:style-name="P25"><text:span text:style-name="T17">Пути к файлам вместо дескрипторов:</text:span></text:p>
      <text:p text:style-name="P22"><text:span text:style-name="T17"/></text:p>
      <text:p text:style-name="P22"><text:span text:style-name="T17">Ключ -y позволяет взглянуть на название файлов, с которыми работает процесс, вместо файловых дескрипторов:</text:span></text:p>
      <text:p text:style-name="P22"><text:span text:style-name="T17"/></text:p>
      <text:p text:style-name="P22"><text:span text:style-name="T17">nikita@nikita-desktop:~/CLionProjects/OS_labs/lab2$ strace -y -f -e trace=%process,%file ./main</text:span></text:p>
      <text:p text:style-name="P22"><text:span text:style-name="T17">execve("./main", ["./main"], 0x7fff32d4b7d0 /* 51 vars */) = 0</text:span></text:p>
      <text:p text:style-name="P22"><text:span text:style-name="T17">arch_prctl(0x3001 /* ARCH_??? */, 0x7ffec1442c20) = -1 EINVAL (Недопустимый аргумент)</text:span></text:p>
      <text:p text:style-name="P22"><text:span text:style-name="T17">access("/etc/ld.so.preload", R_OK) <text:s text:c="5"/>= -1 ENOENT (Нет такого файла или каталога)</text:span></text:p>
      <text:p text:style-name="P22"><text:span text:style-name="T17">openat(AT_FDCWD, "/etc/ld.so.cache", O_RDONLY|O_CLOEXEC) = 3&lt;/etc/ld.so.cache&gt;</text:span></text:p>
      <text:p text:style-name="P22"><text:span text:style-name="T17">openat(AT_FDCWD, "/lib/x86_64-linux-gnu/libc.so.6", O_RDONLY|O_CLOEXEC) = 3&lt;/usr/lib/x86_64-linux-gnu/libc-2.31.so&gt;</text:span></text:p>
      <text:p text:style-name="P22"><text:span text:style-name="T17">arch_prctl(ARCH_SET_FS, 0x7f323cf6c540) = 0</text:span></text:p>
      <text:p text:style-name="P22"><text:span text:style-name="T17">Enter filename: test.txt</text:span></text:p>
      <text:p text:style-name="P22"><text:span text:style-name="T17">openat(AT_FDCWD, "test.txt", O_RDONLY) <text:s/>= 3&lt;/home/nikita/CLionProjects/OS_labs/lab2/test.txt&gt;</text:span></text:p>
      <text:p text:style-name="P22"><text:span text:style-name="T17">clone(child_stack=NULL, flags=CLONE_CHILD_CLEARTID|CLONE_CHILD_SETTID|SIGCHLD, child_tidptr=0x7f323cf6c810) = 6238</text:span></text:p>
      <text:p text:style-name="P22"><text:span text:style-name="T17">strace: Process 6238 attached</text:span></text:p>
      <text:p text:style-name="P22"><text:span text:style-name="T17">[pid <text:s/>6238] execve("child", ["child"], 0x7ffec1442d08 /* 51 vars */) = 0</text:span></text:p>
      <text:p text:style-name="P22"><text:span text:style-name="T17">[pid <text:s/>6238] arch_prctl(0x3001 /* ARCH_??? */, 0x7ffe8b5dcd20) = -1 EINVAL (Недопустимый аргумент)</text:span></text:p>
      <text:p text:style-name="P22"><text:span text:style-name="T17">[pid <text:s/>6238] access("/etc/ld.so.preload", R_OK) = -1 ENOENT (Нет такого файла или каталога)</text:span></text:p>
      <text:p text:style-name="P22"><text:span text:style-name="T17">[pid <text:s/>6238] openat(AT_FDCWD, "/etc/ld.so.cache", O_RDONLY|O_CLOEXEC) = 3&lt;/etc/ld.so.cache&gt;</text:span></text:p>
      <text:p text:style-name="P22"><text:span text:style-name="T17">[pid <text:s/>6238] openat(AT_FDCWD, "/lib/x86_64-linux-gnu/libc.so.6", O_RDONLY|O_CLOEXEC) = 3&lt;/usr/lib/x86_64-linux-gnu/libc-2.31.so&gt;</text:span></text:p>
      <text:p text:style-name="P22"><text:soft-page-break/><text:span text:style-name="T17">[pid <text:s/>6238] arch_prctl(ARCH_SET_FS, 0x7f4e958cb540) = 0</text:span></text:p>
      <text:p text:style-name="P22"><text:span text:style-name="T17">50</text:span></text:p>
      <text:p text:style-name="P22"><text:span text:style-name="T17">[pid <text:s/>6238] exit_group(0) <text:s text:c="14"/>= ?</text:span></text:p>
      <text:p text:style-name="P22"><text:span text:style-name="T17">-1</text:span></text:p>
      <text:p text:style-name="P22"><text:span text:style-name="T17">[pid <text:s/>6238] +++ exited with 0 +++</text:span></text:p>
      <text:p text:style-name="P22"><text:span text:style-name="T17">--- SIGCHLD {si_signo=SIGCHLD, si_code=CLD_EXITED, si_pid=6238, si_uid=1000, si_status=0, si_utime=0, si_stime=0} ---</text:span></text:p>
      <text:p text:style-name="P22"><text:span text:style-name="T17">9</text:span></text:p>
      <text:p text:style-name="P22"><text:span text:style-name="T17">exit_group(0) <text:s text:c="26"/>= ?</text:span></text:p>
      <text:p text:style-name="P22"><text:span text:style-name="T17">+++ exited with 0 +++</text:span></text:p>
      <text:p text:style-name="P22"><text:span text:style-name="T17"/></text:p>
      <text:p text:style-name="P25"><text:span text:style-name="T17">Отображение времени выполнения вызова:</text:span></text:p>
      <text:p text:style-name="P22"><text:span text:style-name="T17"/></text:p>
      <text:p text:style-name="P22"><text:span text:style-name="T17">Посмотреть время выполнения того или иного вызова позволяет ключ -t:</text:span></text:p>
      <text:p text:style-name="P22"><text:span text:style-name="T17"/></text:p>
      <text:p text:style-name="P22"><text:span text:style-name="T17">nikita@nikita-desktop:~/CLionProjects/OS_labs/lab2$ strace -t -y -f -e trace=%process,%file ./main</text:span></text:p>
      <text:p text:style-name="P22"><text:span text:style-name="T17">19:20:40 execve("./main", ["./main"], 0x7ffff5fb5258 /* 51 vars */) = 0</text:span></text:p>
      <text:p text:style-name="P22"><text:span text:style-name="T17">19:20:40 arch_prctl(0x3001 /* ARCH_??? */, 0x7fff112dab80) = -1 EINVAL (Недопустимый аргумент)</text:span></text:p>
      <text:p text:style-name="P22"><text:span text:style-name="T17">19:20:40 access("/etc/ld.so.preload", R_OK) = -1 ENOENT (Нет такого файла или каталога)</text:span></text:p>
      <text:p text:style-name="P22"><text:span text:style-name="T17">19:20:40 openat(AT_FDCWD, "/etc/ld.so.cache", O_RDONLY|O_CLOEXEC) = 3&lt;/etc/ld.so.cache&gt;</text:span></text:p>
      <text:p text:style-name="P22"><text:span text:style-name="T17">19:20:40 openat(AT_FDCWD, "/lib/x86_64-linux-gnu/libc.so.6", O_RDONLY|O_CLOEXEC) = 3&lt;/usr/lib/x86_64-linux-gnu/libc-2.31.so&gt;</text:span></text:p>
      <text:p text:style-name="P22"><text:span text:style-name="T17">19:20:40 arch_prctl(ARCH_SET_FS, 0x7fe130c21540) = 0</text:span></text:p>
      <text:p text:style-name="P22"><text:span text:style-name="T17">Enter filename: test.txt</text:span></text:p>
      <text:p text:style-name="P22"><text:span text:style-name="T17">19:20:42 openat(AT_FDCWD, "test.txt", O_RDONLY) = 3&lt;/home/nikita/CLionProjects/OS_labs/lab2/test.txt&gt;</text:span></text:p>
      <text:p text:style-name="P22"><text:span text:style-name="T17">19:20:42 clone(child_stack=NULL, flags=CLONE_CHILD_CLEARTID|CLONE_CHILD_SETTID|SIGCHLDstrace: Process 6258 attached</text:span></text:p>
      <text:p text:style-name="P22"><text:span text:style-name="T17">, child_tidptr=0x7fe130c21810) = 6258</text:span></text:p>
      <text:p text:style-name="P22"><text:span text:style-name="T17">[pid <text:s/>6258] 19:20:42 execve("child", ["child"], 0x7fff112dac68 /* 51 vars */) = 0</text:span></text:p>
      <text:p text:style-name="P22"><text:span text:style-name="T17">[pid <text:s/>6258] 19:20:42 arch_prctl(0x3001 /* ARCH_??? */, 0x7ffe7175b8c0) = -1 EINVAL (Недопустимый аргумент)</text:span></text:p>
      <text:p text:style-name="P22"><text:span text:style-name="T17">[pid <text:s/>6258] 19:20:42 access("/etc/ld.so.preload", R_OK) = -1 ENOENT (Нет такого файла или каталога)</text:span></text:p>
      <text:p text:style-name="P22"><text:span text:style-name="T17">[pid <text:s/>6258] 19:20:42 openat(AT_FDCWD, "/etc/ld.so.cache", O_RDONLY|O_CLOEXEC) = 3&lt;/etc/ld.so.cache&gt;</text:span></text:p>
      <text:p text:style-name="P22"><text:span text:style-name="T17">[pid <text:s/>6258] 19:20:42 openat(AT_FDCWD, "/lib/x86_64-linux-gnu/libc.so.6", O_RDONLY|O_CLOEXEC) = 3&lt;/usr/lib/x86_64-linux-gnu/libc-2.31.so&gt;</text:span></text:p>
      <text:p text:style-name="P22"><text:span text:style-name="T17">[pid <text:s/>6258] 19:20:42 arch_prctl(ARCH_SET_FS, 0x7f3082a23540) = 0</text:span></text:p>
      <text:p text:style-name="P22"><text:span text:style-name="T17">50</text:span></text:p>
      <text:p text:style-name="P22"><text:span text:style-name="T17">-1</text:span></text:p>
      <text:p text:style-name="P22"><text:soft-page-break/><text:span text:style-name="T17">[pid <text:s/>6258] 19:20:42 exit_group(09</text:span></text:p>
      <text:p text:style-name="P22"><text:span text:style-name="T17">) <text:s text:c="5"/>= ?</text:span></text:p>
      <text:p text:style-name="P22"><text:span text:style-name="T17">[pid <text:s/>6258] 19:20:42 +++ exited with 0 +++</text:span></text:p>
      <text:p text:style-name="P22"><text:span text:style-name="T17">19:20:42 --- SIGCHLD {si_signo=SIGCHLD, si_code=CLD_EXITED, si_pid=6258, si_uid=1000, si_status=0, si_utime=0, si_stime=0} ---</text:span></text:p>
      <text:p text:style-name="P22"><text:span text:style-name="T17">19:20:42 exit_group(0) <text:s text:c="17"/>= ?</text:span></text:p>
      <text:p text:style-name="P22"><text:span text:style-name="T17">19:20:42 +++ exited with 0 +++</text:span></text:p>
      <text:p text:style-name="P22"><text:span text:style-name="T17"/></text:p>
      <text:p text:style-name="P25"><text:span text:style-name="T17">Сохранение вывода утилиты strace в файл</text:span></text:p>
      <text:p text:style-name="P25"><text:span text:style-name="T17"/></text:p>
      <text:p text:style-name="P22"><text:span text:style-name="T17">Ключ -о {filename} позволяет вывести лог в файл.</text:span></text:p>
      <text:p text:style-name="P22"><text:span text:style-name="T17"/></text:p>
      <text:p text:style-name="P22"><text:span text:style-name="T17">nikita@nikita-desktop:~/CLionProjects/OS_labs/lab2$ strace -o log.txt -t -y -f -e trace=%process,%file ./main</text:span></text:p>
      <text:p text:style-name="P22"><text:span text:style-name="T17">Enter filename: test.txt</text:span></text:p>
      <text:p text:style-name="P22"><text:span text:style-name="T17">50</text:span></text:p>
      <text:p text:style-name="P22"><text:span text:style-name="T17">-1</text:span></text:p>
      <text:p text:style-name="P22"><text:span text:style-name="T17">9</text:span></text:p>
      <text:p text:style-name="P22"><text:span text:style-name="T17">nikita@nikita-desktop:~/CLionProjects/OS_labs/lab2$ cat log.txt</text:span></text:p>
      <text:p text:style-name="P22"><text:span text:style-name="T17">6324 <text:s/>19:21:51 execve("./main", ["./main"], 0x7ffe3edd1cf8 /* 51 vars */) = 0</text:span></text:p>
      <text:p text:style-name="P22"><text:span text:style-name="T17">6324 <text:s/>19:21:51 arch_prctl(0x3001 /* ARCH_??? */, 0x7fff91d13a20) = -1 EINVAL (Недопустимый аргумент)</text:span></text:p>
      <text:p text:style-name="P22"><text:span text:style-name="T17">6324 <text:s/>19:21:51 access("/etc/ld.so.preload", R_OK) = -1 ENOENT (Нет такого файла или каталога)</text:span></text:p>
      <text:p text:style-name="P22"><text:span text:style-name="T17">6324 <text:s/>19:21:51 openat(AT_FDCWD, "/etc/ld.so.cache", O_RDONLY|O_CLOEXEC) = 3&lt;/etc/ld.so.cache&gt;</text:span></text:p>
      <text:p text:style-name="P22"><text:span text:style-name="T17">6324 <text:s/>19:21:51 openat(AT_FDCWD, "/lib/x86_64-linux-gnu/libc.so.6", O_RDONLY|O_CLOEXEC) = 3&lt;/usr/lib/x86_64-linux-gnu/libc-2.31.so&gt;</text:span></text:p>
      <text:p text:style-name="P22"><text:span text:style-name="T17">6324 <text:s/>19:21:51 arch_prctl(ARCH_SET_FS, 0x7f2c6f80d540) = 0</text:span></text:p>
      <text:p text:style-name="P22"><text:span text:style-name="T17">6324 <text:s/>19:21:53 openat(AT_FDCWD, "test.txt", O_RDONLY) = 3&lt;/home/nikita/CLionProjects/OS_labs/lab2/test.txt&gt;</text:span></text:p>
      <text:p text:style-name="P22"><text:span text:style-name="T17">6324 <text:s/>19:21:53 clone(child_stack=NULL, flags=CLONE_CHILD_CLEARTID|CLONE_CHILD_SETTID|SIGCHLD, child_tidptr=0x7f2c6f80d810) = 6328</text:span></text:p>
      <text:p text:style-name="P22"><text:span text:style-name="T17">6328 <text:s/>19:21:53 execve("child", ["child"], 0x7fff91d13b08 /* 51 vars */) = 0</text:span></text:p>
      <text:p text:style-name="P22"><text:span text:style-name="T17">6328 <text:s/>19:21:53 arch_prctl(0x3001 /* ARCH_??? */, 0x7fff7c2e60e0) = -1 EINVAL (Недопустимый аргумент)</text:span></text:p>
      <text:p text:style-name="P22"><text:span text:style-name="T17">6328 <text:s/>19:21:53 access("/etc/ld.so.preload", R_OK) = -1 ENOENT (Нет такого файла или каталога)</text:span></text:p>
      <text:p text:style-name="P22"><text:span text:style-name="T17">6328 <text:s/>19:21:53 openat(AT_FDCWD, "/etc/ld.so.cache", O_RDONLY|O_CLOEXEC) = 3&lt;/etc/ld.so.cache&gt;</text:span></text:p>
      <text:p text:style-name="P22"><text:span text:style-name="T17">6328 <text:s/>19:21:53 openat(AT_FDCWD, "/lib/x86_64-linux-gnu/libc.so.6", O_RDONLY|O_CLOEXEC) = 3&lt;/usr/lib/x86_64-linux-gnu/libc-2.31.so&gt;</text:span></text:p>
      <text:p text:style-name="P22"><text:span text:style-name="T17">6328 <text:s/>19:21:53 arch_prctl(ARCH_SET_FS, 0x7fb066fdc540) = 0</text:span></text:p>
      <text:p text:style-name="P22"><text:span text:style-name="T17">6328 <text:s/>19:21:53 exit_group(0) <text:s text:c="11"/>= ?</text:span></text:p>
      <text:p text:style-name="P22"><text:span text:style-name="T17">6328 <text:s/>19:21:53 +++ exited with 0 +++</text:span></text:p>
      <text:p text:style-name="P22"><text:soft-page-break/><text:span text:style-name="T17">6324 <text:s/>19:21:53 --- SIGCHLD {si_signo=SIGCHLD, si_code=CLD_EXITED, si_pid=6328, si_uid=1000, si_status=0, si_utime=0, si_stime=0} ---</text:span></text:p>
      <text:p text:style-name="P22"><text:span text:style-name="T17">6324 <text:s/>19:21:53 exit_group(0) <text:s text:c="11"/>= ?</text:span></text:p>
      <text:p text:style-name="P22"><text:span text:style-name="T17">6324 <text:s/>19:21:53 +++ exited with 0 +++</text:span></text:p>
      <text:p text:style-name="P27"/>
      <text:p text:style-name="P26">Трассировка вызовов запущенного процесса:<text:span text:style-name="T20"><text:line-break/></text:span></text:p>
      <text:p text:style-name="P23">Для подключения к уже работающему процессу – исользуется опция -p</text:p>
      <text:p text:style-name="P23"/>
      <text:p text:style-name="P23">Запустим main и оставим его ожидать входные данные. Узнаем его PID и подключимся к нему в другой консоли.</text:p>
      <text:p text:style-name="P23"/>
      <text:p text:style-name="P35"><text:span text:style-name="T9">nikita@nikita-desktop:~/CLionProjects/OS_labs/lab2$ ./main</text:span></text:p>
      <text:p text:style-name="P30"><text:span text:style-name="T13">Enter filename: </text:span><text:line-break/><text:span text:style-name="T19">nikita@nikita-desktop:~/CLionProjects/OS_labs/lab2$ ps -a</text:span></text:p>
      <text:p text:style-name="P34"><text:s text:c="4"/>PID TTY <text:s text:c="9"/>TIME CMD</text:p>
      <text:p text:style-name="P34"><text:s text:c="3"/>1121 tty1 <text:s text:c="4"/>00:00:03 Xorg</text:p>
      <text:p text:style-name="P34"><text:s text:c="3"/>1330 tty1 <text:s text:c="4"/>00:00:00 dbus-run-sessio</text:p>
      <text:p text:style-name="P34"><text:s text:c="3"/>1331 tty1 <text:s text:c="4"/>00:00:00 dbus-daemon</text:p>
      <text:p text:style-name="P34"><text:s text:c="3"/>1332 tty1 <text:s text:c="4"/>00:00:00 gnome-session-b</text:p>
      <text:p text:style-name="P34"><text:s text:c="3"/>1335 tty1 <text:s text:c="4"/>00:00:00 at-spi-bus-laun</text:p>
      <text:p text:style-name="P34"><text:s text:c="3"/>1340 tty1 <text:s text:c="4"/>00:00:00 dbus-daemon</text:p>
      <text:p text:style-name="P34"><text:s text:c="3"/>1361 tty1 <text:s text:c="4"/>00:00:03 gnome-shell</text:p>
      <text:p text:style-name="P34"><text:s text:c="3"/>1446 tty1 <text:s text:c="4"/>00:00:00 ibus-daemon</text:p>
      <text:p text:style-name="P34"><text:s text:c="3"/>1449 tty1 <text:s text:c="4"/>00:00:00 ibus-memconf</text:p>
      <text:p text:style-name="P34"><text:s text:c="3"/>1452 tty1 <text:s text:c="4"/>00:00:00 ibus-x11</text:p>
      <text:p text:style-name="P34"><text:s text:c="3"/>1457 tty1 <text:s text:c="4"/>00:00:00 ibus-portal</text:p>
      <text:p text:style-name="P34"><text:s text:c="3"/>1465 tty1 <text:s text:c="4"/>00:00:00 at-spi2-registr</text:p>
      <text:p text:style-name="P34"><text:s text:c="3"/>1476 tty1 <text:s text:c="4"/>00:00:00 xdg-permission-</text:p>
      <text:p text:style-name="P34"><text:s text:c="3"/>1491 tty1 <text:s text:c="4"/>00:00:00 gjs</text:p>
      <text:p text:style-name="P34"><text:s text:c="3"/>1509 tty1 <text:s text:c="4"/>00:00:00 gsd-sharing</text:p>
      <text:p text:style-name="P34"><text:s text:c="3"/>1511 tty1 <text:s text:c="4"/>00:00:00 gsd-wacom</text:p>
      <text:p text:style-name="P34"><text:s text:c="3"/>1512 tty1 <text:s text:c="4"/>00:00:00 gsd-color</text:p>
      <text:p text:style-name="P34"><text:s text:c="3"/>1513 tty1 <text:s text:c="4"/>00:00:00 gsd-keyboard</text:p>
      <text:p text:style-name="P34"><text:s text:c="3"/>1514 tty1 <text:s text:c="4"/>00:00:00 gsd-print-notif</text:p>
      <text:p text:style-name="P34"><text:s text:c="3"/>1515 tty1 <text:s text:c="4"/>00:00:00 gsd-rfkill</text:p>
      <text:p text:style-name="P34"><text:s text:c="3"/>1517 tty1 <text:s text:c="4"/>00:00:00 gsd-smartcard</text:p>
      <text:p text:style-name="P34"><text:s text:c="3"/>1519 tty1 <text:s text:c="4"/>00:00:00 gsd-datetime</text:p>
      <text:p text:style-name="P34"><text:s text:c="3"/>1521 tty1 <text:s text:c="4"/>00:00:00 gsd-media-keys</text:p>
      <text:p text:style-name="P34"><text:s text:c="3"/>1530 tty1 <text:s text:c="4"/>00:00:00 gsd-screensaver</text:p>
      <text:p text:style-name="P34"><text:s text:c="3"/>1531 tty1 <text:s text:c="4"/>00:00:00 gsd-sound</text:p>
      <text:p text:style-name="P34"><text:s text:c="3"/>1532 tty1 <text:s text:c="4"/>00:00:00 gsd-a11y-settin</text:p>
      <text:p text:style-name="P34"><text:s text:c="3"/>1534 tty1 <text:s text:c="4"/>00:00:00 gsd-housekeepin</text:p>
      <text:p text:style-name="P34"><text:s text:c="3"/>1537 tty1 <text:s text:c="4"/>00:00:00 gsd-power</text:p>
      <text:p text:style-name="P34"><text:s text:c="3"/>1581 tty1 <text:s text:c="4"/>00:00:00 ibus-engine-sim</text:p>
      <text:p text:style-name="P34"><text:s text:c="3"/>1606 tty1 <text:s text:c="4"/>00:00:00 gsd-printer</text:p>
      <text:p text:style-name="P34"><text:s text:c="3"/>1737 tty2 <text:s text:c="4"/>00:04:02 Xorg</text:p>
      <text:p text:style-name="P34"><text:s text:c="3"/>1798 tty2 <text:s text:c="4"/>00:00:00 startplasma-x11</text:p>
      <text:p text:style-name="P34"><text:s text:c="3"/>1880 tty2 <text:s text:c="4"/>00:00:00 start_kdeinit</text:p>
      <text:p text:style-name="P34"><text:s text:c="3"/>1932 tty2 <text:s text:c="4"/>00:00:00 plasma_session</text:p>
      <text:p text:style-name="P34"><text:s text:c="3"/>6523 pts/2 <text:s text:c="3"/>00:00:00 main</text:p>
      <text:p text:style-name="P30"><text:span text:style-name="T19"><text:s text:c="3"/>6531 pts/3 <text:s text:c="3"/>00:00:00 ps</text:span></text:p>
      <text:p text:style-name="P30"><text:span text:style-name="T19">nikita@nikita-desktop:~/CLionProjects/OS_labs/lab2$ sudo strace -o log.txt -t -y -f -e trace=%process,%file -p 6523</text:span></text:p>
      <text:p text:style-name="P30"><text:span text:style-name="T19">strace: Process 6523 attached</text:span></text:p>
      <text:p text:style-name="P30"><text:span text:style-name="T19">strace: Process 6594 attached</text:span></text:p>
      <text:p text:style-name="P30"><text:span text:style-name="T19">nikita@nikita-desktop:~/CLionProjects/OS_labs/lab2$ ./main</text:span></text:p>
      <text:p text:style-name="P30"><text:span text:style-name="T19">Enter filename: test.txt</text:span></text:p>
      <text:p text:style-name="P30"><text:soft-page-break/><text:span text:style-name="T19">50</text:span></text:p>
      <text:p text:style-name="P30"><text:span text:style-name="T19">-1</text:span></text:p>
      <text:p text:style-name="P30"><text:span text:style-name="T19">9</text:span></text:p>
      <text:p text:style-name="P30"><text:span text:style-name="T19">nikita@nikita-desktop:~/CLionProjects/OS_labs/lab2$ cat log.txt</text:span></text:p>
      <text:p text:style-name="P30"><text:span text:style-name="T19">6523 <text:s/>19:28:13 openat(AT_FDCWD, "test.txt", O_RDONLY) = 3&lt;/home/nikita/CLionProjects/OS_labs/lab2/test.txt&gt;</text:span></text:p>
      <text:p text:style-name="P30"><text:span text:style-name="T19">6523 <text:s/>19:28:13 clone(child_stack=NULL, flags=CLONE_CHILD_CLEARTID|CLONE_CHILD_SETTID|SIGCHLD, child_tidptr=0x7fdef7645810) = 6594</text:span></text:p>
      <text:p text:style-name="P30"><text:span text:style-name="T19">6594 <text:s/>19:28:13 execve("child", ["child"], 0x7ffca9342cc8 /* 51 vars */) = 0</text:span></text:p>
      <text:p text:style-name="P30"><text:span text:style-name="T19">6594 <text:s/>19:28:13 arch_prctl(0x3001 /* ARCH_??? */, 0x7fff14478310) = -1 EINVAL (Недопустимый аргумент)</text:span></text:p>
      <text:p text:style-name="P30"><text:span text:style-name="T19">6594 <text:s/>19:28:13 access("/etc/ld.so.preload", R_OK) = -1 ENOENT (Нет такого файла или каталога)</text:span></text:p>
      <text:p text:style-name="P30"><text:span text:style-name="T19">6594 <text:s/>19:28:13 openat(AT_FDCWD, "/etc/ld.so.cache", O_RDONLY|O_CLOEXEC) = 3&lt;/etc/ld.so.cache&gt;</text:span></text:p>
      <text:p text:style-name="P30"><text:span text:style-name="T19">6594 <text:s/>19:28:13 openat(AT_FDCWD, "/lib/x86_64-linux-gnu/libc.so.6", O_RDONLY|O_CLOEXEC) = 3&lt;/usr/lib/x86_64-linux-gnu/libc-2.31.so&gt;</text:span></text:p>
      <text:p text:style-name="P30"><text:span text:style-name="T19">6594 <text:s/>19:28:13 arch_prctl(ARCH_SET_FS, 0x7f4ec3ca6540) = 0</text:span></text:p>
      <text:p text:style-name="P30"><text:span text:style-name="T19">6594 <text:s/>19:28:13 exit_group(0) <text:s text:c="11"/>= ?</text:span></text:p>
      <text:p text:style-name="P30"><text:span text:style-name="T19">6594 <text:s/>19:28:13 +++ exited with 0 +++</text:span></text:p>
      <text:p text:style-name="P30"><text:span text:style-name="T19">6523 <text:s/>19:28:13 --- SIGCHLD {si_signo=SIGCHLD, si_code=CLD_EXITED, si_pid=6594, si_uid=1000, si_status=0, si_utime=0, si_stime=0} ---</text:span></text:p>
      <text:p text:style-name="P30"><text:span text:style-name="T19">6523 <text:s/>19:28:13 exit_group(0) <text:s text:c="11"/>= ?</text:span></text:p>
      <text:p text:style-name="P30"><text:span text:style-name="T19">6523 <text:s/>19:28:13 +++ exited with 0 +++</text:span></text:p>
      <text:p text:style-name="P30"><text:span text:style-name="T19"/></text:p>
      <text:p text:style-name="P31"><text:span text:style-name="T18">Статистика системных вызовов:</text:span></text:p>
      <text:p text:style-name="P31"><text:span text:style-name="T18"/></text:p>
      <text:p text:style-name="P32"><text:span text:style-name="T18">С помощью опции -c – можно получить наглядную статистику выполнения программы:</text:span></text:p>
      <text:p text:style-name="P32"><text:span text:style-name="T18"/></text:p>
      <text:p text:style-name="P33"><text:span text:style-name="T18">nikita@nikita-desktop:~/CLionProjects/OS_labs/lab2$ strace -c ./main</text:span></text:p>
      <text:p text:style-name="P33"><text:span text:style-name="T18">Enter filename: test.txt</text:span></text:p>
      <text:p text:style-name="P33"><text:span text:style-name="T18">50</text:span></text:p>
      <text:p text:style-name="P33"><text:span text:style-name="T18">-1</text:span></text:p>
      <text:p text:style-name="P33"><text:span text:style-name="T18">9</text:span></text:p>
      <text:p text:style-name="P33"><text:span text:style-name="T18">% time <text:s text:c="4"/>seconds <text:s/>usecs/call <text:s text:c="4"/>calls <text:s text:c="3"/>errors syscall</text:span></text:p>
      <text:p text:style-name="P33"><text:span text:style-name="T18">------ ----------- ----------- --------- --------- ----------------</text:span></text:p>
      <text:p text:style-name="P33"><text:span text:style-name="T18"><text:s text:c="2"/>0,00 <text:s text:c="3"/>0,000000 <text:s text:c="10"/>0 <text:s text:c="8"/>6 <text:s text:c="10"/>read</text:span></text:p>
      <text:p text:style-name="P33"><text:span text:style-name="T18"><text:s text:c="2"/>0,00 <text:s text:c="3"/>0,000000 <text:s text:c="10"/>0 <text:s text:c="8"/>5 <text:s text:c="8"/>1 write</text:span></text:p>
      <text:p text:style-name="P33"><text:span text:style-name="T18"><text:s text:c="2"/>0,00 <text:s text:c="3"/>0,000000 <text:s text:c="10"/>0 <text:s text:c="8"/>5 <text:s text:c="10"/>close</text:span></text:p>
      <text:p text:style-name="P33"><text:span text:style-name="T18"><text:s text:c="2"/>0,00 <text:s text:c="3"/>0,000000 <text:s text:c="10"/>0 <text:s text:c="8"/>4 <text:s text:c="10"/>fstat</text:span></text:p>
      <text:p text:style-name="P33"><text:span text:style-name="T18"><text:s text:c="2"/>0,00 <text:s text:c="3"/>0,000000 <text:s text:c="10"/>0 <text:s text:c="8"/>1 <text:s text:c="8"/>1 lseek</text:span></text:p>
      <text:p text:style-name="P33"><text:span text:style-name="T18"><text:s text:c="2"/>0,00 <text:s text:c="3"/>0,000000 <text:s text:c="10"/>0 <text:s text:c="8"/>7 <text:s text:c="10"/>mmap</text:span></text:p>
      <text:p text:style-name="P33"><text:span text:style-name="T18"><text:s text:c="2"/>0,00 <text:s text:c="3"/>0,000000 <text:s text:c="10"/>0 <text:s text:c="8"/>4 <text:s text:c="10"/>mprotect</text:span></text:p>
      <text:p text:style-name="P33"><text:span text:style-name="T18"><text:s text:c="2"/>0,00 <text:s text:c="3"/>0,000000 <text:s text:c="10"/>0 <text:s text:c="8"/>1 <text:s text:c="10"/>munmap</text:span></text:p>
      <text:p text:style-name="P33"><text:span text:style-name="T18"><text:s text:c="2"/>0,00 <text:s text:c="3"/>0,000000 <text:s text:c="10"/>0 <text:s text:c="8"/>3 <text:s text:c="10"/>brk</text:span></text:p>
      <text:p text:style-name="P33"><text:span text:style-name="T18"><text:s text:c="2"/>0,00 <text:s text:c="3"/>0,000000 <text:s text:c="10"/>0 <text:s text:c="8"/>6 <text:s text:c="10"/>pread64</text:span></text:p>
      <text:p text:style-name="P33"><text:span text:style-name="T18"><text:s text:c="2"/>0,00 <text:s text:c="3"/>0,000000 <text:s text:c="10"/>0 <text:s text:c="8"/>1 <text:s text:c="8"/>1 access</text:span></text:p>
      <text:p text:style-name="P33"><text:span text:style-name="T18"><text:s text:c="2"/>0,00 <text:s text:c="3"/>0,000000 <text:s text:c="10"/>0 <text:s text:c="8"/>1 <text:s text:c="10"/>pipe</text:span></text:p>
      <text:p text:style-name="P33"><text:span text:style-name="T18"><text:s text:c="2"/>0,00 <text:s text:c="3"/>0,000000 <text:s text:c="10"/>0 <text:s text:c="8"/>1 <text:s text:c="10"/>clone</text:span></text:p>
      <text:p text:style-name="P33"><text:span text:style-name="T18"><text:s text:c="2"/>0,00 <text:s text:c="3"/>0,000000 <text:s text:c="10"/>0 <text:s text:c="8"/>1 <text:s text:c="10"/>execve</text:span></text:p>
      <text:p text:style-name="P33"><text:span text:style-name="T18"><text:s text:c="2"/>0,00 <text:s text:c="3"/>0,000000 <text:s text:c="10"/>0 <text:s text:c="8"/>2 <text:s text:c="8"/>1 arch_prctl</text:span></text:p>
      <text:p text:style-name="P33"><text:span text:style-name="T18"><text:s text:c="2"/>0,00 <text:s text:c="3"/>0,000000 <text:s text:c="10"/>0 <text:s text:c="8"/>3 <text:s text:c="10"/>openat</text:span></text:p>
      <text:p text:style-name="P33"><text:span text:style-name="T18"><text:s text:c="2"/>0,00 <text:s text:c="3"/>0,000000 <text:s text:c="10"/>0 <text:s text:c="8"/>1 <text:s text:c="10"/>dup3</text:span></text:p>
      <text:p text:style-name="P33"><text:span text:style-name="T18">------ ----------- ----------- --------- --------- ----------------</text:span></text:p>
      <text:p text:style-name="P33"><text:span text:style-name="T18">100.00 <text:s text:c="3"/>0,000000 <text:s text:c="19"/>52 <text:s text:c="8"/>4 total</text:span></text:p>
      <text:p text:style-name="P33"><text:span text:style-name="T18"/></text:p>
      <text:p text:style-name="P32"><text:span text:style-name="T18"/></text:p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15"><text:span text:style-name="T21">3</text:span>. <text:s/><text:span text:style-name="T21">Диагностика strace других ЛР</text:span></text:p>
      <text:p text:style-name="P16">3.1 ЛР 3</text:p>
      <text:p text:style-name="P7"><text:span text:style-name="T5">execve("./main", ["./main", "</text:span><text:span text:style-name="T6">8</text:span><text:span text:style-name="T5">", "0"], 0x7ffcce3e6218 /* 51 vars */) = 0</text:span></text:p>
      <text:p text:style-name="P19">arch_prctl(0x3001 /* ARCH_??? */, 0x7ffeda8b9c60) = -1 EINVAL (Недопустимый аргумент)</text:p>
      <text:p text:style-name="P19">arch_prctl(ARCH_SET_FS, 0x7f2edfddb740) = 0</text:p>
      <text:p text:style-name="P19">clone(child_stack=0x7f2ea442cfb0, flags=CLONE_VM|CLONE_FS|CLONE_FILES|CLONE_SIGHAND|CLONE_THREAD|CLONE_SYSVSEM|CLONE_SETTLS|CLONE_PARENT_SETTID|CLONE_CHILD_CLEARTID, parent_tid=[8977], tls=0x7f2ea442d700, child_tidptr=0x7f2ea442d9d0) = 8977</text:p>
      <text:p text:style-name="P19">strace: Process 8977 attached</text:p>
      <text:p text:style-name="P19">[pid <text:s/>8976] clone(child_stack=0x7f2ea3c2bfb0, flags=CLONE_VM|CLONE_FS|CLONE_FILES|CLONE_SIGHAND|CLONE_THREAD|CLONE_SYSVSEM|CLONE_SETTLS|CLONE_PARENT_SETTID|CLONE_CHILD_CLEARTIDstrace: Process 8978 attached</text:p>
      <text:p text:style-name="P19">, parent_tid=[8978], tls=0x7f2ea3c2c700, child_tidptr=0x7f2ea3c2c9d0) = 8978</text:p>
      <text:p text:style-name="P19">[pid <text:s/>8976] clone(child_stack=0x7f2ea342afb0, flags=CLONE_VM|CLONE_FS|CLONE_FILES|CLONE_SIGHAND|CLONE_THREAD|CLONE_SYSVSEM|CLONE_SETTLS|CLONE_PARENT_SETTID|CLONE_CHILD_CLEARTIDstrace: Process 8979 attached</text:p>
      <text:p text:style-name="P19">, parent_tid=[8979], tls=0x7f2ea342b700, child_tidptr=0x7f2ea342b9d0) = 8979</text:p>
      <text:p text:style-name="P19">[pid <text:s/>8976] clone(child_stack=0x7f2ea2c29fb0, flags=CLONE_VM|CLONE_FS|CLONE_FILES|CLONE_SIGHAND|CLONE_THREAD|CLONE_SYSVSEM|CLONE_SETTLS|CLONE_PARENT_SETTID|CLONE_CHILD_CLEARTIDstrace: Process 8980 attached</text:p>
      <text:p text:style-name="P19">, parent_tid=[8980], tls=0x7f2ea2c2a700, child_tidptr=0x7f2ea2c2a9d0) = 8980</text:p>
      <text:p text:style-name="P19">[pid <text:s/>8976] clone(child_stack=0x7f2ea2428fb0, flags=CLONE_VM|CLONE_FS|CLONE_FILES|CLONE_SIGHAND|CLONE_THREAD|CLONE_SYSVSEM|CLONE_SETTLS|CLONE_PARENT_SETTID|CLONE_CHILD_CLEARTIDstrace: Process 8981 attached</text:p>
      <text:p text:style-name="P19">, parent_tid=[8981], tls=0x7f2ea2429700, child_tidptr=0x7f2ea24299d0) = 8981</text:p>
      <text:p text:style-name="P19">[pid <text:s/>8976] clone(child_stack=0x7f2ea1c27fb0, flags=CLONE_VM|CLONE_FS|CLONE_FILES|CLONE_SIGHAND|CLONE_THREAD|CLONE_SYSVSEM|CLONE_SETTLS|CLONE_PARENT_SETTID|CLONE_CHILD_CLEARTIDstrace: Process 8982 attached</text:p>
      <text:p text:style-name="P19">, parent_tid=[8982], tls=0x7f2ea1c28700, child_tidptr=0x7f2ea1c289d0) = 8982</text:p>
      <text:p text:style-name="P19">[pid <text:s/>8976] clone(child_stack=0x7f2ea1426fb0, flags=CLONE_VM|CLONE_FS|CLONE_FILES|CLONE_SIGHAND|CLONE_THREAD|CLONE_SYSVSEM|CLONE_SETTLS|CLONE_PARENT_SETTID|CLONE_CHILD_CLEARTID, parent_tid=[8983], tls=0x7f2ea1427700, child_tidptr=0x7f2ea14279d0) = 8983</text:p>
      <text:p text:style-name="P19">[pid <text:s/>8976] clone(child_stack=0x7f2ea0c25fb0, flags=CLONE_VM|CLONE_FS|CLONE_FILES|CLONE_SIGHAND|CLONE_THREAD|CLONE_SYSVSEM|CLONE_SETTLS|CLONE_PARENT_SETTID|CLONE_CHILD_CLEARTID, parent_tid=[8984], tls=0x7f2ea0c26700, child_tidptr=0x7f2ea0c269d0) = 8984</text:p>
      <text:p text:style-name="P19">strace: Process 8983 attached</text:p>
      <text:p text:style-name="P19">strace: Process 8984 attached</text:p>
      <text:p text:style-name="P19">[pid <text:s/>8980] exit(0) <text:s text:c="20"/>= ?</text:p>
      <text:p text:style-name="P19">[pid <text:s/>8980] +++ exited with 0 +++</text:p>
      <text:p text:style-name="P19">[pid <text:s/>8978] exit(0) <text:s text:c="20"/>= ?</text:p>
      <text:p text:style-name="P19">[pid <text:s/>8978] +++ exited with 0 +++</text:p>
      <text:p text:style-name="P19">[pid <text:s/>8979] exit(0) <text:s text:c="20"/>= ?</text:p>
      <text:p text:style-name="P19">[pid <text:s/>8979] +++ exited with 0 +++</text:p>
      <text:p text:style-name="P19">[pid <text:s/>8982] exit(0) <text:s text:c="20"/>= ?</text:p>
      <text:p text:style-name="P19">[pid <text:s/>8982] +++ exited with 0 +++</text:p>
      <text:p text:style-name="P19">[pid <text:s/>8981] exit(0) <text:s text:c="20"/>= ?</text:p>
      <text:p text:style-name="P19">[pid <text:s/>8981] +++ exited with 0 +++</text:p>
      <text:p text:style-name="P19">[pid <text:s/>8977] exit(0) <text:s text:c="20"/>= ?</text:p>
      <text:p text:style-name="P19">[pid <text:s/>8977] +++ exited with 0 +++</text:p>
      <text:p text:style-name="P19">[pid <text:s/>8983] exit(0) <text:s text:c="20"/>= ?</text:p>
      <text:p text:style-name="P19">[pid <text:s/>8983] +++ exited with 0 +++</text:p>
      <text:p text:style-name="P19">[pid <text:s/>8984] exit(0) <text:s text:c="20"/>= ?</text:p>
      <text:p text:style-name="P19">[pid <text:s/>8984] +++ exited with 0 +++</text:p>
      <text:p text:style-name="P19">exit_group(0) <text:s text:c="26"/>= ?</text:p>
      <text:p text:style-name="P20">+++ exited with 0 +++</text:p>
      <text:p text:style-name="P20"/>
      <text:p text:style-name="P16">3.2 ЛР 4</text:p>
      <text:p text:style-name="P8">brk(NULL) <text:s text:c="30"/>= 0x563fa9454000</text:p>
      <text:p text:style-name="P29"><text:soft-page-break/>mmap(NULL, 155878, PROT_READ, MAP_PRIVATE, 3, 0) = 0x7f14988dd000</text:p>
      <text:p text:style-name="P29">mmap(NULL, 8192, PROT_READ|PROT_WRITE, MAP_PRIVATE|MAP_ANONYMOUS, -1, 0) = 0x7f14988db000</text:p>
      <text:p text:style-name="P29">mmap(NULL, 44000, PROT_READ, MAP_PRIVATE|MAP_DENYWRITE, 3, 0) = 0x7f14988d0000</text:p>
      <text:p text:style-name="P29">mprotect(0x7f14988d3000, 24576, PROT_NONE) = 0</text:p>
      <text:p text:style-name="P29">mmap(0x7f14988d3000, 16384, PROT_READ|PROT_EXEC, MAP_PRIVATE|MAP_FIXED|MAP_DENYWRITE, 3, 0x3000) = 0x7f14988d3000</text:p>
      <text:p text:style-name="P29">mmap(0x7f14988d7000, 4096, PROT_READ, MAP_PRIVATE|MAP_FIXED|MAP_DENYWRITE, 3, 0x7000) = 0x7f14988d7000</text:p>
      <text:p text:style-name="P29">mmap(0x7f14988d9000, 8192, PROT_READ|PROT_WRITE, MAP_PRIVATE|MAP_FIXED|MAP_DENYWRITE, 3, 0x8000) = 0x7f14988d9000</text:p>
      <text:p text:style-name="P29">mmap(NULL, 140408, PROT_READ, MAP_PRIVATE|MAP_DENYWRITE, 3, 0) = 0x7f14988ad000</text:p>
      <text:p text:style-name="P29">mmap(0x7f14988b4000, 69632, PROT_READ|PROT_EXEC, MAP_PRIVATE|MAP_FIXED|MAP_DENYWRITE, 3, 0x7000) = 0x7f14988b4000</text:p>
      <text:p text:style-name="P29">mmap(0x7f14988c5000, 20480, PROT_READ, MAP_PRIVATE|MAP_FIXED|MAP_DENYWRITE, 3, 0x18000) = 0x7f14988c5000</text:p>
      <text:p text:style-name="P29">mmap(0x7f14988ca000, 8192, PROT_READ|PROT_WRITE, MAP_PRIVATE|MAP_FIXED|MAP_DENYWRITE, 3, 0x1c000) = 0x7f14988ca000</text:p>
      <text:p text:style-name="P29">mmap(0x7f14988cc000, 13432, PROT_READ|PROT_WRITE, MAP_PRIVATE|MAP_FIXED|MAP_ANONYMOUS, -1, 0) = 0x7f14988cc000</text:p>
      <text:p text:style-name="P29">mmap(NULL, 2036952, PROT_READ, MAP_PRIVATE|MAP_DENYWRITE, 3, 0) = 0x7f14986bb000</text:p>
      <text:p text:style-name="P29">mprotect(0x7f14986e0000, 1847296, PROT_NONE) = 0</text:p>
      <text:p text:style-name="P29">mmap(0x7f14986e0000, 1540096, PROT_READ|PROT_EXEC, MAP_PRIVATE|MAP_FIXED|MAP_DENYWRITE, 3, 0x25000) = 0x7f14986e0000</text:p>
      <text:p text:style-name="P29">mmap(0x7f1498858000, 303104, PROT_READ, MAP_PRIVATE|MAP_FIXED|MAP_DENYWRITE, 3, 0x19d000) = 0x7f1498858000</text:p>
      <text:p text:style-name="P29">mmap(0x7f14988a3000, 24576, PROT_READ|PROT_WRITE, MAP_PRIVATE|MAP_FIXED|MAP_DENYWRITE, 3, 0x1e7000) = 0x7f14988a3000</text:p>
      <text:p text:style-name="P29">mmap(0x7f14988a9000, 13528, PROT_READ|PROT_WRITE, MAP_PRIVATE|MAP_FIXED|MAP_ANONYMOUS, -1, 0) = 0x7f14988a9000</text:p>
      <text:p text:style-name="P29">mmap(NULL, 12288, PROT_READ|PROT_WRITE, MAP_PRIVATE|MAP_ANONYMOUS, -1, 0) = 0x7f14986b8000</text:p>
      <text:p text:style-name="P29">mprotect(0x7f14988a3000, 12288, PROT_READ) = 0</text:p>
      <text:p text:style-name="P29">mprotect(0x7f14988ca000, 4096, PROT_READ) = 0</text:p>
      <text:p text:style-name="P29">mprotect(0x7f14988d9000, 4096, PROT_READ) = 0</text:p>
      <text:p text:style-name="P29">mprotect(0x563fa7a1d000, 4096, PROT_READ) = 0</text:p>
      <text:p text:style-name="P29">mprotect(0x7f1498931000, 4096, PROT_READ) = 0</text:p>
      <text:p text:style-name="P29">munmap(0x7f14988dd000, 155878) <text:s text:c="9"/>= 0</text:p>
      <text:p text:style-name="P29">brk(NULL) <text:s text:c="30"/>= 0x563fa9454000</text:p>
      <text:p text:style-name="P29">brk(0x563fa9475000) <text:s text:c="20"/>= 0x563fa9475000</text:p>
      <text:p text:style-name="P29">Enter a filename with tests: test.txt</text:p>
      <text:p text:style-name="P29">mmap(NULL, 32, PROT_READ|PROT_WRITE, MAP_SHARED, 4, 0) = 0x7f1498930000</text:p>
      <text:p text:style-name="P29">mmap(NULL, 4096, PROT_READ|PROT_WRITE, MAP_SHARED, 3, 0) = 0x7f1498903000</text:p>
      <text:p text:style-name="P29">strace: Process 37503 attached</text:p>
      <text:p text:style-name="P29">[pid 37503] munmap(0x7f1498903000, 4096) = 0</text:p>
      <text:p text:style-name="P29">[pid 37503] munmap(0x7f1498930000, 32) <text:s/>= 0</text:p>
      <text:p text:style-name="P29">[pid 37503] brk(NULL) <text:s text:c="18"/>= 0x557ce369f000</text:p>
      <text:p text:style-name="P29">[pid 37503] mmap(NULL, 155878, PROT_READ, MAP_PRIVATE, 3, 0) = 0x7fddc62e1000</text:p>
      <text:p text:style-name="P29"><text:soft-page-break/>[pid 37503] mmap(NULL, 8192, PROT_READ|PROT_WRITE, MAP_PRIVATE|MAP_ANONYMOUS, -1, 0) = 0x7fddc62df000</text:p>
      <text:p text:style-name="P29">[pid 37503] mmap(NULL, 44000, PROT_READ, MAP_PRIVATE|MAP_DENYWRITE, 3, 0) = 0x7fddc62d4000</text:p>
      <text:p text:style-name="P29">[pid 37503] mprotect(0x7fddc62d7000, 24576, PROT_NONE) = 0</text:p>
      <text:p text:style-name="P29">[pid 37503] mmap(0x7fddc62d7000, 16384, PROT_READ|PROT_EXEC, MAP_PRIVATE|MAP_FIXED|MAP_DENYWRITE, 3, 0x3000) = 0x7fddc62d7000</text:p>
      <text:p text:style-name="P29">[pid 37503] mmap(0x7fddc62db000, 4096, PROT_READ, MAP_PRIVATE|MAP_FIXED|MAP_DENYWRITE, 3, 0x7000) = 0x7fddc62db000</text:p>
      <text:p text:style-name="P29">[pid 37503] mmap(0x7fddc62dd000, 8192, PROT_READ|PROT_WRITE, MAP_PRIVATE|MAP_FIXED|MAP_DENYWRITE, 3, 0x8000) = 0x7fddc62dd000</text:p>
      <text:p text:style-name="P29">[pid 37503] mmap(NULL, 140408, PROT_READ, MAP_PRIVATE|MAP_DENYWRITE, 3, 0) = 0x7fddc62b1000</text:p>
      <text:p text:style-name="P29">[pid 37503] mmap(0x7fddc62b8000, 69632, PROT_READ|PROT_EXEC, MAP_PRIVATE|MAP_FIXED|MAP_DENYWRITE, 3, 0x7000) = 0x7fddc62b8000</text:p>
      <text:p text:style-name="P29">[pid 37503] mmap(0x7fddc62c9000, 20480, PROT_READ, MAP_PRIVATE|MAP_FIXED|MAP_DENYWRITE, 3, 0x18000) = 0x7fddc62c9000</text:p>
      <text:p text:style-name="P29">[pid 37503] mmap(0x7fddc62ce000, 8192, PROT_READ|PROT_WRITE, MAP_PRIVATE|MAP_FIXED|MAP_DENYWRITE, 3, 0x1c000) = 0x7fddc62ce000</text:p>
      <text:p text:style-name="P29">[pid 37503] mmap(0x7fddc62d0000, 13432, PROT_READ|PROT_WRITE, MAP_PRIVATE|MAP_FIXED|MAP_ANONYMOUS, -1, 0) = 0x7fddc62d0000</text:p>
      <text:p text:style-name="P29">[pid 37503] mmap(NULL, 2036952, PROT_READ, MAP_PRIVATE|MAP_DENYWRITE, 3, 0) = 0x7fddc60bf000</text:p>
      <text:p text:style-name="P29">[pid 37503] mprotect(0x7fddc60e4000, 1847296, PROT_NONE) = 0</text:p>
      <text:p text:style-name="P29">[pid 37503] mmap(0x7fddc60e4000, 1540096, PROT_READ|PROT_EXEC, MAP_PRIVATE|MAP_FIXED|MAP_DENYWRITE, 3, 0x25000) = 0x7fddc60e4000</text:p>
      <text:p text:style-name="P29">[pid 37503] mmap(0x7fddc625c000, 303104, PROT_READ, MAP_PRIVATE|MAP_FIXED|MAP_DENYWRITE, 3, 0x19d000) = 0x7fddc625c000</text:p>
      <text:p text:style-name="P29">[pid 37503] mmap(0x7fddc62a7000, 24576, PROT_READ|PROT_WRITE, MAP_PRIVATE|MAP_FIXED|MAP_DENYWRITE, 3, 0x1e7000) = 0x7fddc62a7000</text:p>
      <text:p text:style-name="P29">[pid 37503] mmap(0x7fddc62ad000, 13528, PROT_READ|PROT_WRITE, MAP_PRIVATE|MAP_FIXED|MAP_ANONYMOUS, -1, 0) = 0x7fddc62ad000</text:p>
      <text:p text:style-name="P29">[pid 37503] mmap(NULL, 12288, PROT_READ|PROT_WRITE, MAP_PRIVATE|MAP_ANONYMOUS, -1, 0) = 0x7fddc60bc000</text:p>
      <text:p text:style-name="P29">[pid 37503] mprotect(0x7fddc62a7000, 12288, PROT_READ) = 0</text:p>
      <text:p text:style-name="P29">[pid 37503] mprotect(0x7fddc62ce000, 4096, PROT_READ) = 0</text:p>
      <text:p text:style-name="P29">[pid 37503] mprotect(0x7fddc62dd000, 4096, PROT_READ) = 0</text:p>
      <text:p text:style-name="P29">[pid 37503] mprotect(0x557ce1db7000, 4096, PROT_READ) = 0</text:p>
      <text:p text:style-name="P29">[pid 37503] mprotect(0x7fddc6335000, 4096, PROT_READ) = 0</text:p>
      <text:p text:style-name="P29">[pid 37503] munmap(0x7fddc62e1000, 155878) = 0</text:p>
      <text:p text:style-name="P29">[pid 37503] brk(NULL) <text:s text:c="18"/>= 0x557ce369f000</text:p>
      <text:p text:style-name="P29">[pid 37503] brk(0x557ce36c0000) <text:s text:c="8"/>= 0x557ce36c0000</text:p>
      <text:p text:style-name="P29">[pid 37503] mmap(NULL, 4096, PROT_READ|PROT_WRITE, MAP_SHARED, 4, 0) = 0x7fddc6334000</text:p>
      <text:p text:style-name="P29">[pid 37503] mmap(NULL, 32, PROT_READ|PROT_WRITE, MAP_SHARED, 5, 0) = 0x7fddc6307000</text:p>
      <text:p text:style-name="P29">50</text:p>
      <text:p text:style-name="P29">-1</text:p>
      <text:p text:style-name="P29">9</text:p>
      <text:p text:style-name="P29">[pid 37503] munmap(0x7fddc6334000, 4096) = 0</text:p>
      <text:p text:style-name="P29">[pid 37503] munmap(0x7fddc6307000, 32) <text:s/>= 0</text:p>
      <text:p text:style-name="P29">[pid 37503] +++ exited with 0 +++</text:p>
      <text:p text:style-name="P29"><text:soft-page-break/>--- SIGCHLD {si_signo=SIGCHLD, si_code=CLD_EXITED, si_pid=37503, si_uid=1000, si_status=0, si_utime=0, si_stime=0} ---</text:p>
      <text:p text:style-name="P29">munmap(0x7f1498903000, 4096) <text:s text:c="11"/>= 0</text:p>
      <text:p text:style-name="P29">munmap(0x7f1498930000, 32) <text:s text:c="13"/>= 0</text:p>
      <text:p text:style-name="P18">+++ exited with 0 +++</text:p>
      <text:p text:style-name="P18"/>
      <text:p text:style-name="P16">3.3 ЛР 5</text:p>
      <text:p text:style-name="P16"/>
      <text:p text:style-name="P8">execve("./dynMain", ["./dynMain"], 0x7ffd4311c140 /* 52 vars */) = 0</text:p>
      <text:p text:style-name="P29">brk(NULL) <text:s text:c="30"/>= 0x55fcfe9d9000</text:p>
      <text:p text:style-name="P29">arch_prctl(0x3001 /* ARCH_??? */, 0x7fff277fbbd0) = -1 EINVAL (Недопустимый аргумент)</text:p>
      <text:p text:style-name="P29">access("/etc/ld.so.preload", R_OK) <text:s text:c="5"/>= -1 ENOENT (Нет такого файла или каталога)</text:p>
      <text:p text:style-name="P29">openat(AT_FDCWD, "/home/nikita/CLionProjects/OS_labs/lab5/tls/haswell/x86_64/libdl.so.2", O_RDONLY|O_CLOEXEC) = -1 ENOENT (Нет такого файла или каталога)</text:p>
      <text:p text:style-name="P29">stat("/home/nikita/CLionProjects/OS_labs/lab5/tls/haswell/x86_64", 0x7fff277fae20) = -1 ENOENT (Нет такого файла или каталога)</text:p>
      <text:p text:style-name="P29">openat(AT_FDCWD, "/home/nikita/CLionProjects/OS_labs/lab5/tls/haswell/libdl.so.2", O_RDONLY|O_CLOEXEC) = -1 ENOENT (Нет такого файла или каталога)</text:p>
      <text:p text:style-name="P29">stat("/home/nikita/CLionProjects/OS_labs/lab5/tls/haswell", 0x7fff277fae20) = -1 ENOENT (Нет такого файла или каталога)</text:p>
      <text:p text:style-name="P29">openat(AT_FDCWD, "/home/nikita/CLionProjects/OS_labs/lab5/tls/x86_64/libdl.so.2", O_RDONLY|O_CLOEXEC) = -1 ENOENT (Нет такого файла или каталога)</text:p>
      <text:p text:style-name="P29">stat("/home/nikita/CLionProjects/OS_labs/lab5/tls/x86_64", 0x7fff277fae20) = -1 ENOENT (Нет такого файла или каталога)</text:p>
      <text:p text:style-name="P29">openat(AT_FDCWD, "/home/nikita/CLionProjects/OS_labs/lab5/tls/libdl.so.2", O_RDONLY|O_CLOEXEC) = -1 ENOENT (Нет такого файла или каталога)</text:p>
      <text:p text:style-name="P29">stat("/home/nikita/CLionProjects/OS_labs/lab5/tls", 0x7fff277fae20) = -1 ENOENT (Нет такого файла или каталога)</text:p>
      <text:p text:style-name="P29">openat(AT_FDCWD, "/home/nikita/CLionProjects/OS_labs/lab5/haswell/x86_64/libdl.so.2", O_RDONLY|O_CLOEXEC) = -1 ENOENT (Нет такого файла или каталога)</text:p>
      <text:p text:style-name="P29">stat("/home/nikita/CLionProjects/OS_labs/lab5/haswell/x86_64", 0x7fff277fae20) = -1 ENOENT (Нет такого файла или каталога)</text:p>
      <text:p text:style-name="P29">openat(AT_FDCWD, "/home/nikita/CLionProjects/OS_labs/lab5/haswell/libdl.so.2", O_RDONLY|O_CLOEXEC) = -1 ENOENT (Нет такого файла или каталога)</text:p>
      <text:p text:style-name="P29">stat("/home/nikita/CLionProjects/OS_labs/lab5/haswell", 0x7fff277fae20) = -1 ENOENT (Нет такого файла или каталога)</text:p>
      <text:p text:style-name="P29">openat(AT_FDCWD, "/home/nikita/CLionProjects/OS_labs/lab5/x86_64/libdl.so.2", O_RDONLY|O_CLOEXEC) = -1 ENOENT (Нет такого файла или каталога)</text:p>
      <text:p text:style-name="P29">stat("/home/nikita/CLionProjects/OS_labs/lab5/x86_64", 0x7fff277fae20) = -1 ENOENT (Нет такого файла или каталога)</text:p>
      <text:p text:style-name="P29">openat(AT_FDCWD, "/home/nikita/CLionProjects/OS_labs/lab5/libdl.so.2", O_RDONLY|O_CLOEXEC) = -1 ENOENT (Нет такого файла или каталога)</text:p>
      <text:p text:style-name="P29">stat("/home/nikita/CLionProjects/OS_labs/lab5", {st_mode=S_IFDIR|0775, st_size=4096, ...}) = 0</text:p>
      <text:p text:style-name="P29">openat(AT_FDCWD, "./tls/haswell/x86_64/libdl.so.2", O_RDONLY|O_CLOEXEC) = -1 ENOENT (Нет такого файла или каталога)</text:p>
      <text:p text:style-name="P29">openat(AT_FDCWD, "./tls/haswell/libdl.so.2", O_RDONLY|O_CLOEXEC) = -1 ENOENT (Нет такого файла или каталога)</text:p>
      <text:p text:style-name="P29">openat(AT_FDCWD, "./tls/x86_64/libdl.so.2", O_RDONLY|O_CLOEXEC) = -1 ENOENT (Нет такого файла или каталога)</text:p>
      <text:p text:style-name="P29">openat(AT_FDCWD, "./tls/libdl.so.2", O_RDONLY|O_CLOEXEC) = -1 ENOENT (Нет такого файла или каталога)</text:p>
      <text:p text:style-name="P29"><text:soft-page-break/>openat(AT_FDCWD, "./haswell/x86_64/libdl.so.2", O_RDONLY|O_CLOEXEC) = -1 ENOENT (Нет такого файла или каталога)</text:p>
      <text:p text:style-name="P29">openat(AT_FDCWD, "./haswell/libdl.so.2", O_RDONLY|O_CLOEXEC) = -1 ENOENT (Нет такого файла или каталога)</text:p>
      <text:p text:style-name="P29">openat(AT_FDCWD, "./x86_64/libdl.so.2", O_RDONLY|O_CLOEXEC) = -1 ENOENT (Нет такого файла или каталога)</text:p>
      <text:p text:style-name="P29">openat(AT_FDCWD, "./libdl.so.2", O_RDONLY|O_CLOEXEC) = -1 ENOENT (Нет такого файла или каталога)</text:p>
      <text:p text:style-name="P29">openat(AT_FDCWD, "/etc/ld.so.cache", O_RDONLY|O_CLOEXEC) = 3</text:p>
      <text:p text:style-name="P29">fstat(3, {st_mode=S_IFREG|0644, st_size=155878, ...}) = 0</text:p>
      <text:p text:style-name="P29">mmap(NULL, 155878, PROT_READ, MAP_PRIVATE, 3, 0) = 0x7fd098ca9000</text:p>
      <text:p text:style-name="P29">close(3) <text:s text:c="31"/>= 0</text:p>
      <text:p text:style-name="P29">openat(AT_FDCWD, "/lib/x86_64-linux-gnu/libdl.so.2", O_RDONLY|O_CLOEXEC) = 3</text:p>
      <text:p text:style-name="P29">read(3, "\177ELF\2\1\1\0\0\0\0\0\0\0\0\0\3\0&gt;\0\1\0\0\0 \22\0\0\0\0\0\0"..., 832) = 832</text:p>
      <text:p text:style-name="P29">fstat(3, {st_mode=S_IFREG|0644, st_size=18816, ...}) = 0</text:p>
      <text:p text:style-name="P29">mmap(NULL, 8192, PROT_READ|PROT_WRITE, MAP_PRIVATE|MAP_ANONYMOUS, -1, 0) = 0x7fd098ca7000</text:p>
      <text:p text:style-name="P29">mmap(NULL, 20752, PROT_READ, MAP_PRIVATE|MAP_DENYWRITE, 3, 0) = 0x7fd098ca1000</text:p>
      <text:p text:style-name="P29">mmap(0x7fd098ca2000, 8192, PROT_READ|PROT_EXEC, MAP_PRIVATE|MAP_FIXED|MAP_DENYWRITE, 3, 0x1000) = 0x7fd098ca2000</text:p>
      <text:p text:style-name="P29">mmap(0x7fd098ca4000, 4096, PROT_READ, MAP_PRIVATE|MAP_FIXED|MAP_DENYWRITE, 3, 0x3000) = 0x7fd098ca4000</text:p>
      <text:p text:style-name="P29">mmap(0x7fd098ca5000, 8192, PROT_READ|PROT_WRITE, MAP_PRIVATE|MAP_FIXED|MAP_DENYWRITE, 3, 0x3000) = 0x7fd098ca5000</text:p>
      <text:p text:style-name="P29">close(3) <text:s text:c="31"/>= 0</text:p>
      <text:p text:style-name="P29">openat(AT_FDCWD, "/home/nikita/CLionProjects/OS_labs/lab5/libc.so.6", O_RDONLY|O_CLOEXEC) = -1 ENOENT (Нет такого файла или каталога)</text:p>
      <text:p text:style-name="P29">openat(AT_FDCWD, "./tls/haswell/x86_64/libc.so.6", O_RDONLY|O_CLOEXEC) = -1 ENOENT (Нет такого файла или каталога)</text:p>
      <text:p text:style-name="P29">openat(AT_FDCWD, "./tls/haswell/libc.so.6", O_RDONLY|O_CLOEXEC) = -1 ENOENT (Нет такого файла или каталога)</text:p>
      <text:p text:style-name="P29">openat(AT_FDCWD, "./tls/x86_64/libc.so.6", O_RDONLY|O_CLOEXEC) = -1 ENOENT (Нет такого файла или каталога)</text:p>
      <text:p text:style-name="P29">openat(AT_FDCWD, "./tls/libc.so.6", O_RDONLY|O_CLOEXEC) = -1 ENOENT (Нет такого файла или каталога)</text:p>
      <text:p text:style-name="P29">openat(AT_FDCWD, "./haswell/x86_64/libc.so.6", O_RDONLY|O_CLOEXEC) = -1 ENOENT (Нет такого файла или каталога)</text:p>
      <text:p text:style-name="P29">openat(AT_FDCWD, "./haswell/libc.so.6", O_RDONLY|O_CLOEXEC) = -1 ENOENT (Нет такого файла или каталога)</text:p>
      <text:p text:style-name="P29">openat(AT_FDCWD, "./x86_64/libc.so.6", O_RDONLY|O_CLOEXEC) = -1 ENOENT (Нет такого файла или каталога)</text:p>
      <text:p text:style-name="P29">openat(AT_FDCWD, "./libc.so.6", O_RDONLY|O_CLOEXEC) = -1 ENOENT (Нет такого файла или каталога)</text:p>
      <text:p text:style-name="P29">openat(AT_FDCWD, "/lib/x86_64-linux-gnu/libc.so.6", O_RDONLY|O_CLOEXEC) = 3</text:p>
      <text:p text:style-name="P29">read(3, "\177ELF\2\1\1\3\0\0\0\0\0\0\0\0\3\0&gt;\0\1\0\0\0\360q\2\0\0\0\0\0"..., 832) = 832</text:p>
      <text:p text:style-name="P29">pread64(3, "\6\0\0\0\4\0\0\0@\0\0\0\0\0\0\0@\0\0\0\0\0\0\0@\0\0\0\0\0\0\0"..., 784, 64) = 784</text:p>
      <text:p text:style-name="P29">pread64(3, "\4\0\0\0\20\0\0\0\5\0\0\0GNU\0\2\0\0\300\4\0\0\0\3\0\0\0\0\0\0\0", 32, 848) = 32</text:p>
      <text:p text:style-name="P29">pread64(3, "\4\0\0\0\24\0\0\0\3\0\0\0GNU\0\363\377?\332\200\270\27\304d\245n\355Y\377\t\334"..., 68, 880) = 68</text:p>
      <text:p text:style-name="P29">fstat(3, {st_mode=S_IFREG|0755, st_size=2029224, ...}) = 0</text:p>
      <text:p text:style-name="P29">pread64(3, "\6\0\0\0\4\0\0\0@\0\0\0\0\0\0\0@\0\0\0\0\0\0\0@\0\0\0\0\0\0\0"..., 784, 64) = 784</text:p>
      <text:p text:style-name="P29"><text:soft-page-break/>pread64(3, "\4\0\0\0\20\0\0\0\5\0\0\0GNU\0\2\0\0\300\4\0\0\0\3\0\0\0\0\0\0\0", 32, 848) = 32</text:p>
      <text:p text:style-name="P29">pread64(3, "\4\0\0\0\24\0\0\0\3\0\0\0GNU\0\363\377?\332\200\270\27\304d\245n\355Y\377\t\334"..., 68, 880) = 68</text:p>
      <text:p text:style-name="P29">mmap(NULL, 2036952, PROT_READ, MAP_PRIVATE|MAP_DENYWRITE, 3, 0) = 0x7fd098aaf000</text:p>
      <text:p text:style-name="P29">mprotect(0x7fd098ad4000, 1847296, PROT_NONE) = 0</text:p>
      <text:p text:style-name="P29">mmap(0x7fd098ad4000, 1540096, PROT_READ|PROT_EXEC, MAP_PRIVATE|MAP_FIXED|MAP_DENYWRITE, 3, 0x25000) = 0x7fd098ad4000</text:p>
      <text:p text:style-name="P29">mmap(0x7fd098c4c000, 303104, PROT_READ, MAP_PRIVATE|MAP_FIXED|MAP_DENYWRITE, 3, 0x19d000) = 0x7fd098c4c000</text:p>
      <text:p text:style-name="P29">mmap(0x7fd098c97000, 24576, PROT_READ|PROT_WRITE, MAP_PRIVATE|MAP_FIXED|MAP_DENYWRITE, 3, 0x1e7000) = 0x7fd098c97000</text:p>
      <text:p text:style-name="P29">mmap(0x7fd098c9d000, 13528, PROT_READ|PROT_WRITE, MAP_PRIVATE|MAP_FIXED|MAP_ANONYMOUS, -1, 0) = 0x7fd098c9d000</text:p>
      <text:p text:style-name="P29">close(3) <text:s text:c="31"/>= 0</text:p>
      <text:p text:style-name="P29">mmap(NULL, 12288, PROT_READ|PROT_WRITE, MAP_PRIVATE|MAP_ANONYMOUS, -1, 0) = 0x7fd098aac000</text:p>
      <text:p text:style-name="P29">arch_prctl(ARCH_SET_FS, 0x7fd098aac740) = 0</text:p>
      <text:p text:style-name="P29">mprotect(0x7fd098c97000, 12288, PROT_READ) = 0</text:p>
      <text:p text:style-name="P29">mprotect(0x7fd098ca5000, 4096, PROT_READ) = 0</text:p>
      <text:p text:style-name="P29">mprotect(0x55fcfdc9e000, 4096, PROT_READ) = 0</text:p>
      <text:p text:style-name="P29">mprotect(0x7fd098cfd000, 4096, PROT_READ) = 0</text:p>
      <text:p text:style-name="P29">munmap(0x7fd098ca9000, 155878) <text:s text:c="9"/>= 0</text:p>
      <text:p text:style-name="P29">openat(AT_FDCWD, "/home/nikita/CLionProjects/OS_labs/lab5/libfirst.so", O_RDONLY|O_CLOEXEC) = 3</text:p>
      <text:p text:style-name="P29">read(3, "\177ELF\2\1\1\0\0\0\0\0\0\0\0\0\3\0&gt;\0\1\0\0\0\200\20\0\0\0\0\0\0"..., 832) = 832</text:p>
      <text:p text:style-name="P29">brk(NULL) <text:s text:c="30"/>= 0x55fcfe9d9000</text:p>
      <text:p text:style-name="P29">brk(0x55fcfe9fa000) <text:s text:c="20"/>= 0x55fcfe9fa000</text:p>
      <text:p text:style-name="P29">fstat(3, {st_mode=S_IFREG|0775, st_size=17800, ...}) = 0</text:p>
      <text:p text:style-name="P29">mmap(NULL, 16440, PROT_READ, MAP_PRIVATE|MAP_DENYWRITE, 3, 0) = 0x7fd098ccb000</text:p>
      <text:p text:style-name="P29">mmap(0x7fd098ccc000, 4096, PROT_READ|PROT_EXEC, MAP_PRIVATE|MAP_FIXED|MAP_DENYWRITE, 3, 0x1000) = 0x7fd098ccc000</text:p>
      <text:p text:style-name="P29">mmap(0x7fd098ccd000, 4096, PROT_READ, MAP_PRIVATE|MAP_FIXED|MAP_DENYWRITE, 3, 0x2000) = 0x7fd098ccd000</text:p>
      <text:p text:style-name="P29">mmap(0x7fd098cce000, 8192, PROT_READ|PROT_WRITE, MAP_PRIVATE|MAP_FIXED|MAP_DENYWRITE, 3, 0x2000) = 0x7fd098cce000</text:p>
      <text:p text:style-name="P29">close(3) <text:s text:c="31"/>= 0</text:p>
      <text:p text:style-name="P29">openat(AT_FDCWD, "/home/nikita/CLionProjects/OS_labs/lab5/libm.so.6", O_RDONLY|O_CLOEXEC) = -1 ENOENT (Нет такого файла или каталога)</text:p>
      <text:p text:style-name="P29">openat(AT_FDCWD, "./tls/haswell/x86_64/libm.so.6", O_RDONLY|O_CLOEXEC) = -1 ENOENT (Нет такого файла или каталога)</text:p>
      <text:p text:style-name="P29">openat(AT_FDCWD, "./tls/haswell/libm.so.6", O_RDONLY|O_CLOEXEC) = -1 ENOENT (Нет такого файла или каталога)</text:p>
      <text:p text:style-name="P29">openat(AT_FDCWD, "./tls/x86_64/libm.so.6", O_RDONLY|O_CLOEXEC) = -1 ENOENT (Нет такого файла или каталога)</text:p>
      <text:p text:style-name="P29">openat(AT_FDCWD, "./tls/libm.so.6", O_RDONLY|O_CLOEXEC) = -1 ENOENT (Нет такого файла или каталога)</text:p>
      <text:p text:style-name="P29">openat(AT_FDCWD, "./haswell/x86_64/libm.so.6", O_RDONLY|O_CLOEXEC) = -1 ENOENT (Нет такого файла или каталога)</text:p>
      <text:p text:style-name="P29">openat(AT_FDCWD, "./haswell/libm.so.6", O_RDONLY|O_CLOEXEC) = -1 ENOENT (Нет такого файла или каталога)</text:p>
      <text:p text:style-name="P29"><text:soft-page-break/>openat(AT_FDCWD, "./x86_64/libm.so.6", O_RDONLY|O_CLOEXEC) = -1 ENOENT (Нет такого файла или каталога)</text:p>
      <text:p text:style-name="P29">openat(AT_FDCWD, "./libm.so.6", O_RDONLY|O_CLOEXEC) = -1 ENOENT (Нет такого файла или каталога)</text:p>
      <text:p text:style-name="P29">openat(AT_FDCWD, "/etc/ld.so.cache", O_RDONLY|O_CLOEXEC) = 3</text:p>
      <text:p text:style-name="P29">fstat(3, {st_mode=S_IFREG|0644, st_size=155878, ...}) = 0</text:p>
      <text:p text:style-name="P29">mmap(NULL, 155878, PROT_READ, MAP_PRIVATE, 3, 0) = 0x7fd098a85000</text:p>
      <text:p text:style-name="P29">close(3) <text:s text:c="31"/>= 0</text:p>
      <text:p text:style-name="P29">openat(AT_FDCWD, "/lib/x86_64-linux-gnu/libm.so.6", O_RDONLY|O_CLOEXEC) = 3</text:p>
      <text:p text:style-name="P29">read(3, "\177ELF\2\1\1\3\0\0\0\0\0\0\0\0\3\0&gt;\0\1\0\0\0\300\363\0\0\0\0\0\0"..., 832) = 832</text:p>
      <text:p text:style-name="P29">fstat(3, {st_mode=S_IFREG|0644, st_size=1369352, ...}) = 0</text:p>
      <text:p text:style-name="P29">mmap(NULL, 1368336, PROT_READ, MAP_PRIVATE|MAP_DENYWRITE, 3, 0) = 0x7fd098936000</text:p>
      <text:p text:style-name="P29">mmap(0x7fd098945000, 684032, PROT_READ|PROT_EXEC, MAP_PRIVATE|MAP_FIXED|MAP_DENYWRITE, 3, 0xf000) = 0x7fd098945000</text:p>
      <text:p text:style-name="P29">mmap(0x7fd0989ec000, 618496, PROT_READ, MAP_PRIVATE|MAP_FIXED|MAP_DENYWRITE, 3, 0xb6000) = 0x7fd0989ec000</text:p>
      <text:p text:style-name="P29">mmap(0x7fd098a83000, 8192, PROT_READ|PROT_WRITE, MAP_PRIVATE|MAP_FIXED|MAP_DENYWRITE, 3, 0x14c000) = 0x7fd098a83000</text:p>
      <text:p text:style-name="P29">close(3) <text:s text:c="31"/>= 0</text:p>
      <text:p text:style-name="P29">mprotect(0x7fd098a83000, 4096, PROT_READ) = 0</text:p>
      <text:p text:style-name="P29">mprotect(0x7fd098cce000, 4096, PROT_READ) = 0</text:p>
      <text:p text:style-name="P29">munmap(0x7fd098a85000, 155878) <text:s text:c="9"/>= 0</text:p>
      <text:p text:style-name="P29">fstat(0, {st_mode=S_IFREG|0664, st_size=34, ...}) = 0</text:p>
      <text:p text:style-name="P29">read(0, "1\n0.5 0.5\n2\n100\n0\n1\n0.5 0.5\n2\n10"..., 4096) = 34</text:p>
      <text:p text:style-name="P29">fstat(1, {st_mode=S_IFREG|0664, st_size=0, ...}) = 0</text:p>
      <text:p text:style-name="P29">munmap(0x7fd098ccb000, 16440) <text:s text:c="10"/>= 0</text:p>
      <text:p text:style-name="P29">munmap(0x7fd098936000, 1368336) <text:s text:c="8"/>= 0</text:p>
      <text:p text:style-name="P29">openat(AT_FDCWD, "/home/nikita/CLionProjects/OS_labs/lab5/libsecond.so", O_RDONLY|O_CLOEXEC) = 3</text:p>
      <text:p text:style-name="P29">read(3, "\177ELF\2\1\1\0\0\0\0\0\0\0\0\0\3\0&gt;\0\1\0\0\0`\20\0\0\0\0\0\0"..., 832) = 832</text:p>
      <text:p text:style-name="P29">fstat(3, {st_mode=S_IFREG|0775, st_size=17936, ...}) = 0</text:p>
      <text:p text:style-name="P29">mmap(NULL, 16432, PROT_READ, MAP_PRIVATE|MAP_DENYWRITE, 3, 0) = 0x7fd098ccb000</text:p>
      <text:p text:style-name="P29">mmap(0x7fd098ccc000, 4096, PROT_READ|PROT_EXEC, MAP_PRIVATE|MAP_FIXED|MAP_DENYWRITE, 3, 0x1000) = 0x7fd098ccc000</text:p>
      <text:p text:style-name="P29">mmap(0x7fd098ccd000, 4096, PROT_READ, MAP_PRIVATE|MAP_FIXED|MAP_DENYWRITE, 3, 0x2000) = 0x7fd098ccd000</text:p>
      <text:p text:style-name="P29">mmap(0x7fd098cce000, 8192, PROT_READ|PROT_WRITE, MAP_PRIVATE|MAP_FIXED|MAP_DENYWRITE, 3, 0x2000) = 0x7fd098cce000</text:p>
      <text:p text:style-name="P29">close(3) <text:s text:c="31"/>= 0</text:p>
      <text:p text:style-name="P29">openat(AT_FDCWD, "/home/nikita/CLionProjects/OS_labs/lab5/libm.so.6", O_RDONLY|O_CLOEXEC) = -1 ENOENT (Нет такого файла или каталога)</text:p>
      <text:p text:style-name="P29">openat(AT_FDCWD, "./tls/haswell/x86_64/libm.so.6", O_RDONLY|O_CLOEXEC) = -1 ENOENT (Нет такого файла или каталога)</text:p>
      <text:p text:style-name="P29">openat(AT_FDCWD, "./tls/haswell/libm.so.6", O_RDONLY|O_CLOEXEC) = -1 ENOENT (Нет такого файла или каталога)</text:p>
      <text:p text:style-name="P29">openat(AT_FDCWD, "./tls/x86_64/libm.so.6", O_RDONLY|O_CLOEXEC) = -1 ENOENT (Нет такого файла или каталога)</text:p>
      <text:p text:style-name="P29">openat(AT_FDCWD, "./tls/libm.so.6", O_RDONLY|O_CLOEXEC) = -1 ENOENT (Нет такого файла или каталога)</text:p>
      <text:p text:style-name="P29"><text:soft-page-break/>openat(AT_FDCWD, "./haswell/x86_64/libm.so.6", O_RDONLY|O_CLOEXEC) = -1 ENOENT (Нет такого файла или каталога)</text:p>
      <text:p text:style-name="P29">openat(AT_FDCWD, "./haswell/libm.so.6", O_RDONLY|O_CLOEXEC) = -1 ENOENT (Нет такого файла или каталога)</text:p>
      <text:p text:style-name="P29">openat(AT_FDCWD, "./x86_64/libm.so.6", O_RDONLY|O_CLOEXEC) = -1 ENOENT (Нет такого файла или каталога)</text:p>
      <text:p text:style-name="P29">openat(AT_FDCWD, "./libm.so.6", O_RDONLY|O_CLOEXEC) = -1 ENOENT (Нет такого файла или каталога)</text:p>
      <text:p text:style-name="P29">openat(AT_FDCWD, "/etc/ld.so.cache", O_RDONLY|O_CLOEXEC) = 3</text:p>
      <text:p text:style-name="P29">fstat(3, {st_mode=S_IFREG|0644, st_size=155878, ...}) = 0</text:p>
      <text:p text:style-name="P29">mmap(NULL, 155878, PROT_READ, MAP_PRIVATE, 3, 0) = 0x7fd098a85000</text:p>
      <text:p text:style-name="P29">close(3) <text:s text:c="31"/>= 0</text:p>
      <text:p text:style-name="P29">openat(AT_FDCWD, "/lib/x86_64-linux-gnu/libm.so.6", O_RDONLY|O_CLOEXEC) = 3</text:p>
      <text:p text:style-name="P29">read(3, "\177ELF\2\1\1\3\0\0\0\0\0\0\0\0\3\0&gt;\0\1\0\0\0\300\363\0\0\0\0\0\0"..., 832) = 832</text:p>
      <text:p text:style-name="P29">fstat(3, {st_mode=S_IFREG|0644, st_size=1369352, ...}) = 0</text:p>
      <text:p text:style-name="P29">mmap(NULL, 1368336, PROT_READ, MAP_PRIVATE|MAP_DENYWRITE, 3, 0) = 0x7fd098936000</text:p>
      <text:p text:style-name="P29">mmap(0x7fd098945000, 684032, PROT_READ|PROT_EXEC, MAP_PRIVATE|MAP_FIXED|MAP_DENYWRITE, 3, 0xf000) = 0x7fd098945000</text:p>
      <text:p text:style-name="P29">mmap(0x7fd0989ec000, 618496, PROT_READ, MAP_PRIVATE|MAP_FIXED|MAP_DENYWRITE, 3, 0xb6000) = 0x7fd0989ec000</text:p>
      <text:p text:style-name="P29">mmap(0x7fd098a83000, 8192, PROT_READ|PROT_WRITE, MAP_PRIVATE|MAP_FIXED|MAP_DENYWRITE, 3, 0x14c000) = 0x7fd098a83000</text:p>
      <text:p text:style-name="P29">close(3) <text:s text:c="31"/>= 0</text:p>
      <text:p text:style-name="P29">mprotect(0x7fd098a83000, 4096, PROT_READ) = 0</text:p>
      <text:p text:style-name="P29">mprotect(0x7fd098cce000, 4096, PROT_READ) = 0</text:p>
      <text:p text:style-name="P29">munmap(0x7fd098a85000, 155878) <text:s text:c="9"/>= 0</text:p>
      <text:p text:style-name="P29">read(0, "", 4096) <text:s text:c="22"/>= 0</text:p>
      <text:p text:style-name="P29">munmap(0x7fd098ccb000, 16432) <text:s text:c="10"/>= 0</text:p>
      <text:p text:style-name="P29">munmap(0x7fd098936000, 1368336) <text:s text:c="8"/>= 0</text:p>
      <text:p text:style-name="P29">write(1, "Calculating derivative!\nDerivati"..., 201) = 201</text:p>
      <text:p text:style-name="P29">exit_group(0) <text:s text:c="26"/>= ?</text:p>
      <text:p text:style-name="P18">+++ exited with 0 +++</text:p>
      <text:p text:style-name="P18"/>
      <text:p text:style-name="P16">3.4 ЛР 6</text:p>
      <text:p text:style-name="P17"/>
      <text:p text:style-name="P38">nikita@nikita-desktop:~/CLionProjects/OS_labs/lab6-8$ strace -e %net ./main &lt; test.txt</text:p>
      <text:p text:style-name="P38">socket(AF_NETLINK, SOCK_RAW|SOCK_CLOEXEC, NETLINK_ROUTE) = 11</text:p>
      <text:p text:style-name="P38">bind(11, {sa_family=AF_NETLINK, nl_pid=0, nl_groups=00000000}, 12) = 0</text:p>
      <text:p text:style-name="P38">getsockname(11, {sa_family=AF_NETLINK, nl_pid=4730, nl_groups=00000000}, [12]) = 0</text:p>
      <text:p text:style-name="P38">sendto(11, {{len=20, type=RTM_GETLINK, flags=NLM_F_REQUEST|NLM_F_DUMP, seq=1610294089, pid=0}, {ifi_family=AF_UNSPEC, ...}}, 20, 0, {sa_family=AF_NETLINK, nl_pid=0, nl_groups=00000000}, 12) = 20</text:p>
      <text:p text:style-name="P38">recvmsg(11, {msg_name={sa_family=AF_NETLINK, nl_pid=0, nl_groups=00000000}, msg_namelen=12, msg_iov=[{iov_base=[{{len=1320, type=RTM_NEWLINK, flags=NLM_F_MULTI, seq=1610294089, pid=4730}, {ifi_family=AF_UNSPEC, ifi_type=ARPHRD_LOOPBACK, ifi_index=if_nametoindex("lo"), ifi_flags=IFF_UP|IFF_LOOPBACK|IFF_RUNNING|IFF_LOWER_UP, ifi_change=0}, [{{nla_len=7, nla_type=IFLA_IFNAME}, "lo"}, {{nla_len=8, nla_type=IFLA_TXQLEN}, 1000}, {{nla_len=5, nla_type=IFLA_OPERSTATE}, 0}, {{nla_len=5, nla_type=IFLA_LINKMODE}, 0}, {{nla_len=8, nla_type=IFLA_MTU}, 65536}, {{nla_len=8, nla_type=IFLA_MIN_MTU}, 0}, {{nla_len=8, nla_type=IFLA_MAX_MTU}, 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2, nla_type=IFLA_QDISC}, "noqueue"}, {{nla_len=8, nla_type=IFLA_CARRIER_CHANGES}, 0}, {{nla_len=5, nla_type=IFLA_PROTO_DOWN}, 0}, {{nla_len=8, <text:soft-page-break/>nla_type=IFLA_CARRIER_UP_COUNT}, 0}, {{nla_len=8, nla_type=IFLA_CARRIER_DOWN_COUNT}, 0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0, [IPV4_DEVCONF_ACCEPT_SOURCE_ROUTE-1] = 1, [IPV4_DEVCONF_BOOTP_RELAY-1] = 0, [IPV4_DEVCONF_LOG_MARTIANS-1] = 0, [IPV4_DEVCONF_TAG-1] = 0, [IPV4_DEVCONF_ARPFILTER-1] = 0, [IPV4_DEVCONF_MEDIUM_ID-1] = 0, [IPV4_DEVCONF_NOXFRM-1] = 1, [IPV4_DEVCONF_NOPOLICY-1] = 1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207, reachable_time=25820, retrans_time=1000}}, {{nla_len=212, nla_type=IFLA_INET6_CONF}, [[DEVCONF_FORWARDING] = 0, [DEVCONF_HOPLIMIT] = 64, [DEVCONF_MTU6] = 65536, [DEVCONF_ACCEPT_RA] = 1, [DEVCONF_ACCEPT_REDIRECTS] = 1, [DEVCONF_AUTOCONF] = 1, [DEVCONF_DAD_TRANSMITS] = 1, [DEVCONF_RTR_SOLICITS] = -1, [DEVCONF_RTR_SOLICIT_INTERVAL] = 4000, [DEVCONF_RTR_SOLICIT_DELAY] = 1000, [DEVCONF_USE_TEMPADDR] = -1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-1, [DEVCONF_FORCE_TLLAO] = 0, [DEVCONF_NDISC_NOTIFY] = 0, [DEVCONF_MLDV1_UNSOLICITED_REPORT_INTERVAL] = 10000, [DEVCONF_MLDV2_UNSOLICITED_REPORT_INTERVAL] = 1000, ...]}, {{nla_len=300, nla_type=IFLA_INET6_STATS}, [[IPSTATS_MIB_NUM] = 37, [IPSTATS_MIB_INPKTS] = 6, [IPSTATS_MIB_INOCTETS] = 432, [IPSTATS_MIB_INDELIVERS] = 6, [IPSTATS_MIB_OUTFORWDATAGRAMS] = 0, [IPSTATS_MIB_OUTPKTS] = 6, [IPSTATS_MIB_OUTOCTETS] = 432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0, [IPSTATS_MIB_OUTMCASTPKTS] = 2, [IPSTATS_MIB_INBCASTPKTS] = 0, [IPSTATS_MIB_OUTBCASTPKTS] = 0, [IPSTATS_MIB_INMCASTOCTETS] = 0, [IPSTATS_MIB_OUTMCASTOCTETS] = 152, [IPSTATS_MIB_INBCASTOCTETS] = 0, [IPSTATS_MIB_OUTBCASTOCTETS] = 0, <text:soft-page-break/>[IPSTATS_MIB_CSUMERRORS] = 0, ...]}, {{nla_len=52, nla_type=IFLA_INET6_ICMP6STATS}, [[ICMP6_MIB_NUM] = 6, [ICMP6_MIB_INMSGS] = 2, [ICMP6_MIB_INERRORS] = 0, [ICMP6_MIB_OUTMSGS] = 2, [ICMP6_MIB_OUTERRORS] = 0, [ICMP6_MIB_CSUMERRORS] = 0]}, {{nla_len=20, nla_type=IFLA_INET6_TOKEN}, inet_pton(AF_INET6, "::")}, {{nla_len=5, nla_type=IFLA_INET6_ADDR_GEN_MODE}, IN6_ADDR_GEN_MODE_EUI64}]}]}]}, {{len=1344, type=RTM_NEWLINK, flags=NLM_F_MULTI, seq=1610294089, pid=4730}, {ifi_family=AF_UNSPEC, ifi_type=ARPHRD_ETHER, ifi_index=if_nametoindex("enp0s31f6"), ifi_flags=IFF_UP|IFF_BROADCAST|IFF_RUNNING|IFF_MULTICAST|IFF_LOWER_UP, ifi_change=0}, [{{nla_len=14, nla_type=IFLA_IFNAME}, "enp0s31f6"}, {{nla_len=8, nla_type=IFLA_TXQLEN}, 1000}, {{nla_len=5, nla_type=IFLA_OPERSTATE}, 6}, {{nla_len=5, nla_type=IFLA_LINKMODE}, 0}, {{nla_len=8, nla_type=IFLA_MTU}, 1500}, {{nla_len=8, nla_type=IFLA_MIN_MTU}, 68}, {{nla_len=8, nla_type=IFLA_MAX_MTU}, 900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3, nla_type=IFLA_QDISC}, "fq_codel"}, {{nla_len=8, nla_type=IFLA_CARRIER_CHANGES}, 2}, {{nla_len=5, nla_type=IFLA_PROTO_DOWN}, 0}, {{nla_len=8, nla_type=IFLA_CARRIER_UP_COUNT}, 1}, {{nla_len=8, nla_type=IFLA_CARRIER_DOWN_COUNT}, 1}, {{nla_len=36, nla_type=IFLA_MAP}, {mem_start=0xf7100000, mem_end=0xf7120000, base_addr=0, irq=16, dma=0, port=0}}, {{nla_len=10, nla_type=IFLA_ADDRESS}, "\x34\x97\xf6\x9c\x68\x27"}, {{nla_len=10, nla_type=IFLA_BROADCAST}, "\xff\xff\xff\xff\xff\xff"}, {{nla_len=196, nla_type=IFLA_STATS64}, {rx_packets=18555, tx_packets=12839, rx_bytes=19038308, tx_bytes=2125498, 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18555, tx_packets=12839, rx_bytes=19038308, tx_bytes=2125498, 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10, nla_type=0x36 /* IFLA_??? */}, "\x34\x97\xf6\x9c\x68\x27"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1, [IPV4_DEVCONF_BOOTP_RELAY-1] = 0, [IPV4_DEVCONF_LOG_MARTIANS-1] = 0, [IPV4_DEVCONF_TAG-1] = 0, [IPV4_DEVCONF_ARPFILTER-1] = 0, [IPV4_DEVCONF_MEDIUM_ID-1] = 0, [IPV4_DEVCONF_NOXFRM-1] = 0, [IPV4_DEVCONF_NOPOLICY-1] = 0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</text:p>
      <text:p text:style-name="P38"><text:s/>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972, reachable_time=32852, retrans_time=1000}}, {{nla_len=212, nla_type=IFLA_INET6_CONF}, [[DEVCONF_FORWARDING] = 0, [DEVCONF_HOPLIMIT] = 64, [DEVCONF_MTU6] = 1500, [DEVCONF_ACCEPT_RA] = 0, [DEVCONF_ACCEPT_REDIRECTS] = 1, [DEVCONF_AUTOCONF] = 1, [DEVCONF_DAD_TRANSMITS] = 1, [DEVCONF_RTR_SOLICITS] = -1, [DEVCONF_RTR_SOLICIT_INTERVAL] = 4000, [DEVCONF_RTR_SOLICIT_DELAY] = 1000, [DEVCONF_USE_TEMPADDR] = 2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<text:soft-page-break/>[DEVCONF_MC_FORWARDING] = 0, [DEVCONF_DISABLE_IPV6] = 0, [DEVCONF_ACCEPT_DAD] = 1, [DEVCONF_FORCE_TLLAO] = 0, [DEVCONF_NDISC_NOTIFY] = 0, [DEVCONF_MLDV1_UNSOLICITED_REPORT_INTERVAL] = 10000, [DEVCONF_MLDV2_UNSOLICITED_REPORT_INTERVAL] = 1000, ...]}, {{nla_len=300, nla_type=IFLA_INET6_STATS}, [[IPSTATS_MIB_NUM] = 37, [IPSTATS_MIB_INPKTS] = 97, [IPSTATS_MIB_INOCTETS] = 21969, [IPSTATS_MIB_INDELIVERS] = 97, [IPSTATS_MIB_OUTFORWDATAGRAMS] = 0, [IPSTATS_MIB_OUTPKTS] = 27, [IPSTATS_MIB_OUTOCTETS] = 2529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97, [IPSTATS_MIB_OUTMCASTPKTS] = 27, [IPSTATS_MIB_INBCASTPKTS] = 0, [IPSTATS_MIB_OUTBCASTPKTS] = 0, [IPSTATS_MIB_INMCASTOCTETS] = 21969, [IPSTATS_MIB_OUTMCASTOCTETS] = 2529, [IPSTATS_MIB_INBCASTOCTETS] = 0, [IPSTATS_MIB_OUTBCASTOCTETS] = 0, [IPSTATS_MIB_CSUMERRORS] = 0, ...]}, {{nla_len=52, nla_type=IFLA_INET6_ICMP6STATS}, [[ICMP6_MIB_NUM] = 6, [ICMP6_MIB_INMSGS] = 0, [ICMP6_MIB_INERRORS] = 0, [ICMP6_MIB_OUTMSGS] = 10, [ICMP6_MIB_OUTERRORS] = 0, [ICMP6_MIB_CSUMERRORS] = 0]}, {{nla_len=20, nla_type=IFLA_INET6_TOKEN}, inet_pton(AF_INET6, "::")}, {{nla_len=5, nla_type=IFLA_INET6_ADDR_GEN_MODE}, IN6_ADDR_GEN_MODE_NONE}]}]}]}], iov_len=4096}], msg_iovlen=1, msg_controllen=0, msg_flags=0}, 0) = 2664</text:p>
      <text:p text:style-name="P38">recvmsg(11, {msg_name={sa_family=AF_NETLINK, nl_pid=0, nl_groups=00000000}, msg_namelen=12, msg_iov=[{iov_base={{len=20, type=NLMSG_DONE, flags=NLM_F_MULTI, seq=1610294089, pid=4730}, 0}, iov_len=4096}], msg_iovlen=1, msg_controllen=0, msg_flags=0}, 0) = 20</text:p>
      <text:p text:style-name="P38">sendto(11, {{len=20, type=RTM_GETADDR, flags=NLM_F_REQUEST|NLM_F_DUMP, seq=1610294090, pid=0}, {ifa_family=AF_UNSPEC, ...}}, 20, 0, {sa_family=AF_NETLINK, nl_pid=0, nl_groups=00000000}, 12) = 20</text:p>
      <text:p text:style-name="P38">recvmsg(11, {msg_name={sa_family=AF_NETLINK, nl_pid=0, nl_groups=00000000}, msg_namelen=12, msg_iov=[{iov_base=[{{len=76, type=RTM_NEWADDR, flags=NLM_F_MULTI, seq=1610294090, pid=4730}, {ifa_family=AF_INET, ifa_prefixlen=8, ifa_flags=IFA_F_PERMANENT, ifa_scope=RT_SCOPE_HOST, ifa_index=if_nametoindex("lo")}, [{{nla_len=8, nla_type=IFA_ADDRESS}, inet_addr("127.0.0.1")}, {{nla_len=8, nla_type=IFA_LOCAL}, inet_addr("127.0.0.1")}, {{nla_len=7, nla_type=IFA_LABEL}, "lo"}, {{nla_len=8, nla_type=IFA_FLAGS}, IFA_F_PERMANENT}, {{nla_len=20, nla_type=IFA_CACHEINFO}, {ifa_prefered=4294967295, ifa_valid=4294967295, cstamp=207, tstamp=207}}]}, {{len=92, type=RTM_NEWADDR, flags=NLM_F_MULTI, seq=1610294090, pid=4730}, {ifa_family=AF_INET, ifa_prefixlen=24, ifa_flags=0, ifa_scope=RT_SCOPE_UNIVERSE, ifa_index=if_nametoindex("enp0s31f6")}, [{{nla_len=8, nla_type=IFA_ADDRESS}, inet_addr("192.168.1.201")}, {{nla_len=8, nla_type=IFA_LOCAL}, inet_addr("192.168.1.201")}, {{nla_len=8, nla_type=IFA_BROADCAST}, inet_addr("192.168.1.255")}, {{nla_len=14, nla_type=IFA_LABEL}, "enp0s31f6"}, {{nla_len=8, nla_type=IFA_FLAGS}, IFA_F_NOPREFIXROUTE}, {{nla_len=20, nla_type=IFA_CACHEINFO}, {ifa_prefered=85662, ifa_valid=85662, cstamp=972, tstamp=1007}}]}], iov_len=4096}], msg_iovlen=1, msg_controllen=0, msg_flags=0}, 0) = 168</text:p>
      <text:p text:style-name="P38">recvmsg(11, {msg_name={sa_family=AF_NETLINK, nl_pid=0, nl_groups=00000000}, msg_namelen=12, msg_iov=[{iov_base=[{{len=72, type=RTM_NEWADDR, flags=NLM_F_MULTI, seq=1610294090, pid=4730}, {ifa_family=AF_INET6, ifa_prefixlen=128, ifa_flags=IFA_F_PERMANENT, ifa_scope=RT_SCOPE_HOST, ifa_index=if_nametoindex("lo")}, [{{nla_len=20, nla_type=IFA_ADDRESS}, inet_pton(AF_INET6, "::1")}, {{nla_len=20, nla_type=IFA_CACHEINFO}, {ifa_prefered=4294967295, ifa_valid=4294967295, cstamp=207, tstamp=207}}, {{nla_len=8, nla_type=IFA_FLAGS}, IFA_F_PERMANENT}]}, {{len=72, type=RTM_NEWADDR, flags=NLM_F_MULTI, seq=1610294090, pid=4730}, {ifa_family=AF_INET6, ifa_prefixlen=64, ifa_flags=IFA_F_PERMANENT, ifa_scope=RT_SCOPE_LINK, ifa_index=if_nametoindex("enp0s31f6")}, [{{nla_len=20, nla_type=IFA_ADDRESS}, inet_pton(AF_INET6, "fe80::9e94:1ac4:1c1:d72a")}, {{nla_len=20, nla_type=IFA_CACHEINFO}, {ifa_prefered=4294967295, ifa_valid=4294967295, cstamp=972, tstamp=1123}}, {{nla_len=8, nla_type=IFA_FLAGS}, IFA_F_PERMANENT|IFA_F_NOPREFIXROUTE}]}], iov_len=4096}], msg_iovlen=1, msg_controllen=0, msg_flags=0}, 0) = 144</text:p>
      <text:p text:style-name="P38">recvmsg(11, {msg_name={sa_family=AF_NETLINK, nl_pid=0, nl_groups=00000000}, msg_namelen=12, msg_iov=[{iov_base={{len=20, type=NLMSG_DONE, flags=NLM_F_MULTI, seq=1610294090, pid=4730}, 0}, iov_len=4096}], msg_iovlen=1, msg_controllen=0, msg_flags=0}, 0) = 20</text:p>
      <text:p text:style-name="P38">socket(AF_INET, SOCK_STREAM|SOCK_CLOEXEC, IPPROTO_TCP) = 11</text:p>
      <text:p text:style-name="P38">setsockopt(11, SOL_SOCKET, SO_REUSEADDR, [1], 4) = 0</text:p>
      <text:p text:style-name="P38">bind(11, {sa_family=AF_INET, sin_port=htons(3000), sin_addr=inet_addr("127.0.0.1")}, 16) = 0</text:p>
      <text:p text:style-name="P38">listen(11, 100) <text:s text:c="24"/>= 0</text:p>
      <text:p text:style-name="P38">getsockname(11, {sa_family=AF_INET, sin_port=htons(3000), sin_addr=inet_addr("127.0.0.1")}, [128-&gt;16]) = 0</text:p>
      <text:p text:style-name="P38">getsockname(11, {sa_family=AF_INET, sin_port=htons(3000), sin_addr=inet_addr("127.0.0.1")}, [128-&gt;16]) = 0</text:p>
      <text:p text:style-name="P38"><text:soft-page-break/>socket(AF_NETLINK, SOCK_RAW|SOCK_CLOEXEC, NETLINK_ROUTE) = 12</text:p>
      <text:p text:style-name="P38">bind(12, {sa_family=AF_NETLINK, nl_pid=0, nl_groups=00000000}, 12) = 0</text:p>
      <text:p text:style-name="P38">getsockname(12, {sa_family=AF_NETLINK, nl_pid=4730, nl_groups=00000000}, [12]) = 0</text:p>
      <text:p text:style-name="P38">sendto(12, {{len=20, type=RTM_GETLINK, flags=NLM_F_REQUEST|NLM_F_DUMP, seq=1610294089, pid=0}, {ifi_family=AF_UNSPEC, ...}}, 20, 0, {sa_family=AF_NETLINK, nl_pid=0, nl_groups=00000000}, 12) = 20</text:p>
      <text:p text:style-name="P38">recvmsg(12, {msg_name={sa_family=AF_NETLINK, nl_pid=0, nl_groups=00000000}, msg_namelen=12, msg_iov=[{iov_base=[{{len=1320, type=RTM_NEWLINK, flags=NLM_F_MULTI, seq=1610294089, pid=4730}, {ifi_family=AF_UNSPEC, ifi_type=ARPHRD_LOOPBACK, ifi_index=if_nametoindex("lo"), ifi_flags=IFF_UP|IFF_LOOPBACK|IFF_RUNNING|IFF_LOWER_UP, ifi_change=0}, [{{nla_len=7, nla_type=IFLA_IFNAME}, "lo"}, {{nla_len=8, nla_type=IFLA_TXQLEN}, 1000}, {{nla_len=5, nla_type=IFLA_OPERSTATE}, 0}, {{nla_len=5, nla_type=IFLA_LINKMODE}, 0}, {{nla_len=8, nla_type=IFLA_MTU}, 65536}, {{nla_len=8, nla_type=IFLA_MIN_MTU}, 0}, {{nla_len=8, nla_type=IFLA_MAX_MTU}, 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IFLA_CARRIER_UP_COUNT}, 0}, {{nla_len=8, nla_type=IFLA_CARRIER_DOWN_COUNT}, 0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0, [IPV4_DEVCONF_ACCEPT_SOURCE_ROUTE-1] = 1, [IPV4_DEVCONF_BOOTP_RELAY-1] = 0, [IPV4_DEVCONF_LOG_MARTIANS-1] = 0, [IPV4_DEVCONF_TAG-1] = 0, [IPV4_DEVCONF_ARPFILTER-1] = 0, [IPV4_DEVCONF_MEDIUM_ID-1] = 0, [IPV4_DEVCONF_NOXFRM-1] = 1, [IPV4_DEVCONF_NOPOLICY-1] = 1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207, reachable_time=25820, retrans_time=1000}}, {{nla_len=212, nla_type=IFLA_INET6_CONF}, [[DEVCONF_FORWARDING] = 0, [DEVCONF_HOPLIMIT] = 64, [DEVCONF_MTU6] = 65536, [DEVCONF_ACCEPT_RA] = 1, [DEVCONF_ACCEPT_REDIRECTS] = 1, [DEVCONF_AUTOCONF] = 1, [DEVCONF_DAD_TRANSMITS] = 1, [DEVCONF_RTR_SOLICITS] = -1, [DEVCONF_RTR_SOLICIT_INTERVAL] = 4000, [DEVCONF_RTR_SOLICIT_DELAY] = 1000, [DEVCONF_USE_TEMPADDR] = -1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<text:soft-page-break/>[DEVCONF_MC_FORWARDING] = 0, [DEVCONF_DISABLE_IPV6] = 0, [DEVCONF_ACCEPT_DAD] = -1, [DEVCONF_FORCE_TLLAO] = 0, [DEVCONF_NDISC_NOTIFY] = 0, [DEVCONF_MLDV1_UNSOLICITED_REPORT_INTERVAL] = 10000, [DEVCONF_MLDV2_UNSOLICITED_REPORT_INTERVAL] = 1000, ...]}, {{nla_len=300, nla_type=IFLA_INET6_STATS}, [[IPSTATS_MIB_NUM] = 37, [IPSTATS_MIB_INPKTS] = 6, [IPSTATS_MIB_INOCTETS] = 432, [IPSTATS_MIB_INDELIVERS] = 6, [IPSTATS_MIB_OUTFORWDATAGRAMS] = 0, [IPSTATS_MIB_OUTPKTS] = 6, [IPSTATS_MIB_OUTOCTETS] = 432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0, [IPSTATS_MIB_OUTMCASTPKTS] = 2, [IPSTATS_MIB_INBCASTPKTS] = 0, [IPSTATS_MIB_OUTBCASTPKTS] = 0, [IPSTATS_MIB_INMCASTOCTETS] = 0, [IPSTATS_MIB_OUTMCASTOCTETS] = 152, [IPSTATS_MIB_INBCASTOCTETS] = 0, [IPSTATS_MIB_OUTBCASTOCTETS] = 0, [IPSTATS_MIB_CSUMERRORS] = 0, ...]}, {{nla_len=52, nla_type=IFLA_INET6_ICMP6STATS}, [[ICMP6_MIB_NUM] = 6, [ICMP6_MIB_INMSGS] = 2, [ICMP6_MIB_INERRORS] = 0, [ICMP6_MIB_OUTMSGS] = 2, [ICMP6_MIB_OUTERRORS] = 0, [ICMP6_MIB_CSUMERRORS] = 0]}, {{nla_len=20, nla_type=IFLA_INET6_TOKEN}, inet_pton(AF_INET6, "::")}, {{nla_len=5, nla_type=IFLA_INET6_ADDR_GEN_MODE}, IN6_ADDR_GEN_MODE_EUI64}]}]}]}, {{len=1344, type=RTM_NEWLINK, flags=NLM_F_MULTI, seq=1610294089, pid=4730}, {ifi_family=AF_UNSPEC, ifi_type=ARPHRD_ETHER, ifi_index=if_nametoindex("enp0s31f6"), ifi_flags=IFF_UP|IFF_BROADCAST|IFF_RUNNING|IFF_MULTICAST|IFF_LOWER_UP, ifi_change=0}, [{{nla_len=14, nla_type=IFLA_IFNAME}, "enp0s31f6"}, {{nla_len=8, nla_type=IFLA_TXQLEN}, 1000}, {{nla_len=5, nla_type=IFLA_OPERSTATE}, 6}, {{nla_len=5, nla_type=IFLA_LINKMODE}, 0}, {{nla_len=8, nla_type=IFLA_MTU}, 1500}, {{nla_len=8, nla_type=IFLA_MIN_MTU}, 68}, {{nla_len=8, nla_type=IFLA_MAX_MTU}, 900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3, nla_type=IFLA_QDISC}, "fq_codel"}, {{nla_len=8, nla_type=IFLA_CARRIER_CHANGES}, 2}, {{nla_len=5, nla_type=IFLA_PROTO_DOWN}, 0}, {{nla_len=8, nla_type=IFLA_CARRIER_UP_COUNT}, 1}, {{nla_len=8, nla_type=IFLA_CARRIER_DOWN_COUNT}, 1}, {{nla_len=36, nla_type=IFLA_MAP}, {mem_start=0xf7100000, mem_end=0xf7120000, base_addr=0, irq=16, dma=0, port=0}}, {{nla_len=10, nla_type=IFLA_ADDRESS}, "\x34\x97\xf6\x9c\x68\x27"}, {{nla_len=10, nla_type=IFLA_BROADCAST}, "\xff\xff\xff\xff\xff\xff"}, {{nla_len=196, nla_type=IFLA_STATS64}, {rx_packets=18555, tx_packets=12839, rx_bytes=19038308, tx_bytes=2125498, 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18555, tx_packets=12839, rx_bytes=19038308, tx_bytes=2125498, 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10, nla_type=0x36 /* IFLA_??? */}, "\x34\x97\xf6\x9c\x68\x27"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1, [IPV4_DEVCONF_BOOTP_RELAY-1] = 0, [IPV4_DEVCONF_LOG_MARTIANS-1] = 0, [IPV4_DEVCONF_TAG-1] = 0, [IPV4_DEVCONF_ARPFILTER-1] = 0, [IPV4_DEVCONF_MEDIUM_ID-1] = 0, [IPV4_DEVCONF_NOXFRM-1] = 0, [IPV4_DEVCONF_NOPOLICY-1] = 0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</text:p>
      <text:p text:style-name="P38"><text:s/>= 0, [IPV4_DEVCONF_IGMPV2_UNSOLICITED_REPORT_INTERVAL-1] = 10000, [IPV4_DEVCONF_IGMPV3_UNSOLICITED_REPORT_INTERVAL-1] = 1000, <text:soft-page-break/>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972, reachable_time=32852, retrans_time=1000}}, {{nla_len=212, nla_type=IFLA_INET6_CONF}, [[DEVCONF_FORWARDING] = 0, [DEVCONF_HOPLIMIT] = 64, [DEVCONF_MTU6] = 1500, [DEVCONF_ACCEPT_RA] = 0, [DEVCONF_ACCEPT_REDIRECTS] = 1, [DEVCONF_AUTOCONF] = 1, [DEVCONF_DAD_TRANSMITS] = 1, [DEVCONF_RTR_SOLICITS] = -1, [DEVCONF_RTR_SOLICIT_INTERVAL] = 4000, [DEVCONF_RTR_SOLICIT_DELAY] = 1000, [DEVCONF_USE_TEMPADDR] = 2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1, [DEVCONF_FORCE_TLLAO] = 0, [DEVCONF_NDISC_NOTIFY] = 0, [DEVCONF_MLDV1_UNSOLICITED_REPORT_INTERVAL] = 10000, [DEVCONF_MLDV2_UNSOLICITED_REPORT_INTERVAL] = 1000, ...]}, {{nla_len=300, nla_type=IFLA_INET6_STATS}, [[IPSTATS_MIB_NUM] = 37, [IPSTATS_MIB_INPKTS] = 97, [IPSTATS_MIB_INOCTETS] = 21969, [IPSTATS_MIB_INDELIVERS] = 97, [IPSTATS_MIB_OUTFORWDATAGRAMS] = 0, [IPSTATS_MIB_OUTPKTS] = 27, [IPSTATS_MIB_OUTOCTETS] = 2529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97, [IPSTATS_MIB_OUTMCASTPKTS] = 27, [IPSTATS_MIB_INBCASTPKTS] = 0, [IPSTATS_MIB_OUTBCASTPKTS] = 0, [IPSTATS_MIB_INMCASTOCTETS] = 21969, [IPSTATS_MIB_OUTMCASTOCTETS] = 2529, [IPSTATS_MIB_INBCASTOCTETS] = 0, [IPSTATS_MIB_OUTBCASTOCTETS] = 0, [IPSTATS_MIB_CSUMERRORS] = 0, ...]}, {{nla_len=52, nla_type=IFLA_INET6_ICMP6STATS}, [[ICMP6_MIB_NUM] = 6, [ICMP6_MIB_INMSGS] = 0, [ICMP6_MIB_INERRORS] = 0, [ICMP6_MIB_OUTMSGS] = 10, [ICMP6_MIB_OUTERRORS] = 0, [ICMP6_MIB_CSUMERRORS] = 0]}, {{nla_len=20, nla_type=IFLA_INET6_TOKEN}, inet_pton(AF_INET6, "::")}, {{nla_len=5, nla_type=IFLA_INET6_ADDR_GEN_MODE}, IN6_ADDR_GEN_MODE_NONE}]}]}]}], iov_len=4096}], msg_iovlen=1, msg_controllen=0, msg_flags=0}, 0) = 2664</text:p>
      <text:p text:style-name="P38">recvmsg(12, {msg_name={sa_family=AF_NETLINK, nl_pid=0, nl_groups=00000000}, msg_namelen=12, msg_iov=[{iov_base={{len=20, type=NLMSG_DONE, flags=NLM_F_MULTI, seq=1610294089, pid=4730}, 0}, iov_len=4096}], msg_iovlen=1, msg_controllen=0, msg_flags=0}, 0) = 20</text:p>
      <text:p text:style-name="P38">sendto(12, {{len=20, type=RTM_GETADDR, flags=NLM_F_REQUEST|NLM_F_DUMP, seq=1610294090, pid=0}, {ifa_family=AF_UNSPEC, ...}}, 20, 0, {sa_family=AF_NETLINK, nl_pid=0, nl_groups=00000000}, 12) = 20</text:p>
      <text:p text:style-name="P38">recvmsg(12, {msg_name={sa_family=AF_NETLINK, nl_pid=0, nl_groups=00000000}, msg_namelen=12, msg_iov=[{iov_base=[{{len=76, type=RTM_NEWADDR, flags=NLM_F_MULTI, seq=1610294090, pid=4730}, {ifa_family=AF_INET, ifa_prefixlen=8, ifa_flags=IFA_F_PERMANENT, ifa_scope=RT_SCOPE_HOST, ifa_index=if_nametoindex("lo")}, [{{nla_len=8, nla_type=IFA_ADDRESS}, inet_addr("127.0.0.1")}, {{nla_len=8, nla_type=IFA_LOCAL}, inet_addr("127.0.0.1")}, {{nla_len=7, nla_type=IFA_LABEL}, "lo"}, {{nla_len=8, nla_type=IFA_FLAGS}, IFA_F_PERMANENT}, {{nla_len=20, nla_type=IFA_CACHEINFO}, {ifa_prefered=4294967295, ifa_valid=4294967295, cstamp=207, tstamp=207}}]}, {{len=92, type=RTM_NEWADDR, flags=NLM_F_MULTI, seq=1610294090, pid=4730}, {ifa_family=AF_INET, ifa_prefixlen=24, ifa_flags=0, ifa_scope=RT_SCOPE_UNIVERSE, ifa_index=if_nametoindex("enp0s31f6")}, [{{nla_len=8, nla_type=IFA_ADDRESS}, inet_addr("192.168.1.201")}, {{nla_len=8, nla_type=IFA_LOCAL}, inet_addr("192.168.1.201")}, {{nla_len=8, nla_type=IFA_BROADCAST}, inet_addr("192.168.1.255")}, {{nla_len=14, nla_type=IFA_LABEL}, "enp0s31f6"}, {{nla_len=8, nla_type=IFA_FLAGS}, IFA_F_NOPREFIXROUTE}, {{nla_len=20, nla_type=IFA_CACHEINFO}, {ifa_prefered=85662, ifa_valid=85662, cstamp=972, tstamp=1007}}]}], iov_len=4096}], msg_iovlen=1, msg_controllen=0, msg_flags=0}, 0) = 168</text:p>
      <text:p text:style-name="P38">recvmsg(12, {msg_name={sa_family=AF_NETLINK, nl_pid=0, nl_groups=00000000}, msg_namelen=12, msg_iov=[{iov_base=[{{len=72, type=RTM_NEWADDR, flags=NLM_F_MULTI, seq=1610294090, pid=4730}, {ifa_family=AF_INET6, ifa_prefixlen=128, ifa_flags=IFA_F_PERMANENT, ifa_scope=RT_SCOPE_HOST, ifa_index=if_nametoindex("lo")}, [{{nla_len=20, nla_type=IFA_ADDRESS}, inet_pton(AF_INET6, "::1")}, <text:soft-page-break/>{{nla_len=20, nla_type=IFA_CACHEINFO}, {ifa_prefered=4294967295, ifa_valid=4294967295, cstamp=207, tstamp=207}}, {{nla_len=8, nla_type=IFA_FLAGS}, IFA_F_PERMANENT}]}, {{len=72, type=RTM_NEWADDR, flags=NLM_F_MULTI, seq=1610294090, pid=4730}, {ifa_family=AF_INET6, ifa_prefixlen=64, ifa_flags=IFA_F_PERMANENT, ifa_scope=RT_SCOPE_LINK, ifa_index=if_nametoindex("enp0s31f6")}, [{{nla_len=20, nla_type=IFA_ADDRESS}, inet_pton(AF_INET6, "fe80::9e94:1ac4:1c1:d72a")}, {{nla_len=20, nla_type=IFA_CACHEINFO}, {ifa_prefered=4294967295, ifa_valid=4294967295, cstamp=972, tstamp=1123}}, {{nla_len=8, nla_type=IFA_FLAGS}, IFA_F_PERMANENT|IFA_F_NOPREFIXROUTE}]}], iov_len=4096}], msg_iovlen=1, msg_controllen=0, msg_flags=0}, 0) = 144</text:p>
      <text:p text:style-name="P38">recvmsg(12, {msg_name={sa_family=AF_NETLINK, nl_pid=0, nl_groups=00000000}, msg_namelen=12, msg_iov=[{iov_base={{len=20, type=NLMSG_DONE, flags=NLM_F_MULTI, seq=1610294090, pid=4730}, 0}, iov_len=4096}], msg_iovlen=1, msg_controllen=0, msg_flags=0}, 0) = 20</text:p>
      <text:p text:style-name="P38">socket(AF_INET, SOCK_STREAM|SOCK_CLOEXEC, IPPROTO_TCP) = 12</text:p>
      <text:p text:style-name="P38">setsockopt(12, SOL_SOCKET, SO_REUSEADDR, [1], 4) = 0</text:p>
      <text:p text:style-name="P38">bind(12, {sa_family=AF_INET, sin_port=htons(3000), sin_addr=inet_addr("127.0.0.1")}, 16) = -1 EADDRINUSE (Адрес уже используется)</text:p>
      <text:p text:style-name="P38">socket(AF_NETLINK, SOCK_RAW|SOCK_CLOEXEC, NETLINK_ROUTE) = 12</text:p>
      <text:p text:style-name="P38">bind(12, {sa_family=AF_NETLINK, nl_pid=0, nl_groups=00000000}, 12) = 0</text:p>
      <text:p text:style-name="P38">getsockname(12, {sa_family=AF_NETLINK, nl_pid=4730, nl_groups=00000000}, [12]) = 0</text:p>
      <text:p text:style-name="P38">sendto(12, {{len=20, type=RTM_GETLINK, flags=NLM_F_REQUEST|NLM_F_DUMP, seq=1610294089, pid=0}, {ifi_family=AF_UNSPEC, ...}}, 20, 0, {sa_family=AF_NETLINK, nl_pid=0, nl_groups=00000000}, 12) = 20</text:p>
      <text:p text:style-name="P38">recvmsg(12, {msg_name={sa_family=AF_NETLINK, nl_pid=0, nl_groups=00000000}, msg_namelen=12, msg_iov=[{iov_base=[{{len=1320, type=RTM_NEWLINK, flags=NLM_F_MULTI, seq=1610294089, pid=4730}, {ifi_family=AF_UNSPEC, ifi_type=ARPHRD_LOOPBACK, ifi_index=if_nametoindex("lo"), ifi_flags=IFF_UP|IFF_LOOPBACK|IFF_RUNNING|IFF_LOWER_UP, ifi_change=0}, [{{nla_len=7, nla_type=IFLA_IFNAME}, "lo"}, {{nla_len=8, nla_type=IFLA_TXQLEN}, 1000}, {{nla_len=5, nla_type=IFLA_OPERSTATE}, 0}, {{nla_len=5, nla_type=IFLA_LINKMODE}, 0}, {{nla_len=8, nla_type=IFLA_MTU}, 65536}, {{nla_len=8, nla_type=IFLA_MIN_MTU}, 0}, {{nla_len=8, nla_type=IFLA_MAX_MTU}, 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2, nla_type=IFLA_QDISC}, "noqueue"}, {{nla_len=8, nla_type=IFLA_CARRIER_CHANGES}, 0}, {{nla_len=5, nla_type=IFLA_PROTO_DOWN}, 0}, {{nla_len=8, nla_type=IFLA_CARRIER_UP_COUNT}, 0}, {{nla_len=8, nla_type=IFLA_CARRIER_DOWN_COUNT}, 0}, {{nla_len=36, nla_type=IFLA_MAP}, {mem_start=0, mem_end=0, base_addr=0, irq=0, dma=0, port=0}}, {{nla_len=10, nla_type=IFLA_ADDRESS}, "\x00\x00\x00\x00\x00\x00"}, {{nla_len=10, nla_type=IFLA_BROADCAST}, "\x00\x00\x00\x00\x00\x00"}, {{nla_len=196, nla_type=IFLA_STATS64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3003, tx_packets=3003, rx_bytes=260309, tx_bytes=260309, rx_errors=0, tx_errors=0, rx_dropped=0, tx_dropped=0, multicast=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764, nla_type=IFLA_AF_SPEC}, [{{nla_len=136, nla_type=AF_INET}, 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0, [IPV4_DEVCONF_ACCEPT_SOURCE_ROUTE-1] = 1, [IPV4_DEVCONF_BOOTP_RELAY-1] = 0, [IPV4_DEVCONF_LOG_MARTIANS-1] = 0, [IPV4_DEVCONF_TAG-1] = 0, [IPV4_DEVCONF_ARPFILTER-1] = 0, [IPV4_DEVCONF_MEDIUM_ID-1] = 0, [IPV4_DEVCONF_NOXFRM-1] = 1, [IPV4_DEVCONF_NOPOLICY-1] = 1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 = 0, [IPV4_DEVCONF_IGMPV2_UNSOLICITED_REPORT_INTERVAL-1] = 10000, [IPV4_DEVCONF_IGMPV3_UNSOLICITED_REPORT_INTERVAL-1] = 1000, [IPV4_DEVCONF_IGNORE_ROUTES_WITH_LINKDOWN-1] = 0, [IPV4_DEVCONF_DROP_UNICAST_IN_L2_MULTICAST-1] = 0, <text:soft-page-break/>[IPV4_DEVCONF_DROP_GRATUITOUS_ARP-1] = 0, [IPV4_DEVCONF_BC_FORWARDING-1] = 0]}}, {{nla_len=624, nla_type=AF_INET6}, [{{nla_len=8, nla_type=IFLA_INET6_FLAGS}, IF_READY}, {{nla_len=20, nla_type=IFLA_INET6_CACHEINFO}, {max_reasm_len=65535, tstamp=207, reachable_time=25820, retrans_time=1000}}, {{nla_len=212, nla_type=IFLA_INET6_CONF}, [[DEVCONF_FORWARDING] = 0, [DEVCONF_HOPLIMIT] = 64, [DEVCONF_MTU6] = 65536, [DEVCONF_ACCEPT_RA] = 1, [DEVCONF_ACCEPT_REDIRECTS] = 1, [DEVCONF_AUTOCONF] = 1, [DEVCONF_DAD_TRANSMITS] = 1, [DEVCONF_RTR_SOLICITS] = -1, [DEVCONF_RTR_SOLICIT_INTERVAL] = 4000, [DEVCONF_RTR_SOLICIT_DELAY] = 1000, [DEVCONF_USE_TEMPADDR] = -1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-1, [DEVCONF_FORCE_TLLAO] = 0, [DEVCONF_NDISC_NOTIFY] = 0, [DEVCONF_MLDV1_UNSOLICITED_REPORT_INTERVAL] = 10000, [DEVCONF_MLDV2_UNSOLICITED_REPORT_INTERVAL] = 1000, ...]}, {{nla_len=300, nla_type=IFLA_INET6_STATS}, [[IPSTATS_MIB_NUM] = 37, [IPSTATS_MIB_INPKTS] = 6, [IPSTATS_MIB_INOCTETS] = 432, [IPSTATS_MIB_INDELIVERS] = 6, [IPSTATS_MIB_OUTFORWDATAGRAMS] = 0, [IPSTATS_MIB_OUTPKTS] = 6, [IPSTATS_MIB_OUTOCTETS] = 432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0, [IPSTATS_MIB_OUTMCASTPKTS] = 2, [IPSTATS_MIB_INBCASTPKTS] = 0, [IPSTATS_MIB_OUTBCASTPKTS] = 0, [IPSTATS_MIB_INMCASTOCTETS] = 0, [IPSTATS_MIB_OUTMCASTOCTETS] = 152, [IPSTATS_MIB_INBCASTOCTETS] = 0, [IPSTATS_MIB_OUTBCASTOCTETS] = 0, [IPSTATS_MIB_CSUMERRORS] = 0, ...]}, {{nla_len=52, nla_type=IFLA_INET6_ICMP6STATS}, [[ICMP6_MIB_NUM] = 6, [ICMP6_MIB_INMSGS] = 2, [ICMP6_MIB_INERRORS] = 0, [ICMP6_MIB_OUTMSGS] = 2, [ICMP6_MIB_OUTERRORS] = 0, [ICMP6_MIB_CSUMERRORS] = 0]}, {{nla_len=20, nla_type=IFLA_INET6_TOKEN}, inet_pton(AF_INET6, "::")}, {{nla_len=5, nla_type=IFLA_INET6_ADDR_GEN_MODE}, IN6_ADDR_GEN_MODE_EUI64}]}]}]}, {{len=1344, type=RTM_NEWLINK, flags=NLM_F_MULTI, seq=1610294089, pid=4730}, {ifi_family=AF_UNSPEC, ifi_type=ARPHRD_ETHER, ifi_index=if_nametoindex("enp0s31f6"), ifi_flags=IFF_UP|IFF_BROADCAST|IFF_RUNNING|IFF_MULTICAST|IFF_LOWER_UP, ifi_change=0}, [{{nla_len=14, nla_type=IFLA_IFNAME}, "enp0s31f6"}, {{nla_len=8, nla_type=IFLA_TXQLEN}, 1000}, {{nla_len=5, nla_type=IFLA_OPERSTATE}, 6}, {{nla_len=5, nla_type=IFLA_LINKMODE}, 0}, {{nla_len=8, nla_type=IFLA_MTU}, 1500}, {{nla_len=8, nla_type=IFLA_MIN_MTU}, 68}, {{nla_len=8, nla_type=IFLA_MAX_MTU}, 9000}, {{nla_len=8, nla_type=IFLA_GROUP}, 0}, {{nla_len=8, nla_type=IFLA_PROMISCUITY}, 0}, {{nla_len=8, nla_type=IFLA_NUM_TX_QUEUES}, 1}, {{nla_len=8, nla_type=IFLA_GSO_MAX_SEGS}, 65535}, {{nla_len=8, nla_type=IFLA_GSO_MAX_SIZE}, 65536}, {{nla_len=8, nla_type=IFLA_NUM_RX_QUEUES}, 1}, {{nla_len=5, nla_type=IFLA_CARRIER}, 1}, {{nla_len=13, nla_type=IFLA_QDISC}, "fq_codel"}, {{nla_len=8, nla_type=IFLA_CARRIER_CHANGES}, 2}, {{nla_len=5, nla_type=IFLA_PROTO_DOWN}, 0}, {{nla_len=8, nla_type=IFLA_CARRIER_UP_COUNT}, 1}, {{nla_len=8, nla_type=IFLA_CARRIER_DOWN_COUNT}, 1}, {{nla_len=36, nla_type=IFLA_MAP}, {mem_start=0xf7100000, mem_end=0xf7120000, base_addr=0, irq=16, dma=0, port=0}}, {{nla_len=10, nla_type=IFLA_ADDRESS}, "\x34\x97\xf6\x9c\x68\x27"}, {{nla_len=10, nla_type=IFLA_BROADCAST}, "\xff\xff\xff\xff\xff\xff"}, {{nla_len=196, nla_type=IFLA_STATS64}, {rx_packets=18555, tx_packets=12839, rx_bytes=19038308, tx_bytes=2125498, 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00, nla_type=IFLA_STATS}, {rx_packets=18555, tx_packets=12839, rx_bytes=19038308, tx_bytes=2125498, rx_errors=0, tx_errors=0, rx_dropped=0, tx_dropped=0, multicast=220, collisions=0, rx_length_errors=0, rx_over_errors=0, rx_crc_errors=0, rx_frame_errors=0, rx_fifo_errors=0, rx_missed_errors=0, tx_aborted_errors=0, tx_carrier_errors=0, tx_fifo_errors=0, tx_heartbeat_errors=0, tx_window_errors=0, rx_compressed=0, tx_compressed=0, rx_nohandler=0}}, {{nla_len=12, nla_type=IFLA_XDP}, {{nla_len=5, nla_type=IFLA_XDP_ATTACHED}, XDP_ATTACHED_NONE}}, {{nla_len=10, nla_type=0x36 /* IFLA_??? */}, "\x34\x97\xf6\x9c\x68\x27"}, {{nla_len=764, nla_type=IFLA_AF_SPEC}, [{{nla_len=136, nla_type=AF_INET}, <text:soft-page-break/>{{nla_len=132, nla_type=IFLA_INET_CONF}, [[IPV4_DEVCONF_FORWARDING-1] = 0, [IPV4_DEVCONF_MC_FORWARDING-1] = 0, [IPV4_DEVCONF_PROXY_ARP-1] = 0, [IPV4_DEVCONF_ACCEPT_REDIRECTS-1] = 1, [IPV4_DEVCONF_SECURE_REDIRECTS-1] = 1, [IPV4_DEVCONF_SEND_REDIRECTS-1] = 1, [IPV4_DEVCONF_SHARED_MEDIA-1] = 1, [IPV4_DEVCONF_RP_FILTER-1] = 2, [IPV4_DEVCONF_ACCEPT_SOURCE_ROUTE-1] = 1, [IPV4_DEVCONF_BOOTP_RELAY-1] = 0, [IPV4_DEVCONF_LOG_MARTIANS-1] = 0, [IPV4_DEVCONF_TAG-1] = 0, [IPV4_DEVCONF_ARPFILTER-1] = 0, [IPV4_DEVCONF_MEDIUM_ID-1] = 0, [IPV4_DEVCONF_NOXFRM-1] = 0, [IPV4_DEVCONF_NOPOLICY-1] = 0, [IPV4_DEVCONF_FORCE_IGMP_VERSION-1] = 0, [IPV4_DEVCONF_ARP_ANNOUNCE-1] = 0, [IPV4_DEVCONF_ARP_IGNORE-1] = 0, [IPV4_DEVCONF_PROMOTE_SECONDARIES-1] = 1, [IPV4_DEVCONF_ARP_ACCEPT-1] = 0, [IPV4_DEVCONF_ARP_NOTIFY-1] = 0, [IPV4_DEVCONF_ACCEPT_LOCAL-1] = 0, [IPV4_DEVCONF_SRC_VMARK-1] = 0, [IPV4_DEVCONF_PROXY_ARP_PVLAN-1] = 0, [IPV4_DEVCONF_ROUTE_LOCALNET-1]</text:p>
      <text:p text:style-name="P38"><text:s/>= 0, [IPV4_DEVCONF_IGMPV2_UNSOLICITED_REPORT_INTERVAL-1] = 10000, [IPV4_DEVCONF_IGMPV3_UNSOLICITED_REPORT_INTERVAL-1] = 1000, [IPV4_DEVCONF_IGNORE_ROUTES_WITH_LINKDOWN-1] = 0, [IPV4_DEVCONF_DROP_UNICAST_IN_L2_MULTICAST-1] = 0, [IPV4_DEVCONF_DROP_GRATUITOUS_ARP-1] = 0, [IPV4_DEVCONF_BC_FORWARDING-1] = 0]}}, {{nla_len=624, nla_type=AF_INET6}, [{{nla_len=8, nla_type=IFLA_INET6_FLAGS}, IF_READY}, {{nla_len=20, nla_type=IFLA_INET6_CACHEINFO}, {max_reasm_len=65535, tstamp=972, reachable_time=32852, retrans_time=1000}}, {{nla_len=212, nla_type=IFLA_INET6_CONF}, [[DEVCONF_FORWARDING] = 0, [DEVCONF_HOPLIMIT] = 64, [DEVCONF_MTU6] = 1500, [DEVCONF_ACCEPT_RA] = 0, [DEVCONF_ACCEPT_REDIRECTS] = 1, [DEVCONF_AUTOCONF] = 1, [DEVCONF_DAD_TRANSMITS] = 1, [DEVCONF_RTR_SOLICITS] = -1, [DEVCONF_RTR_SOLICIT_INTERVAL] = 4000, [DEVCONF_RTR_SOLICIT_DELAY] = 1000, [DEVCONF_USE_TEMPADDR] = 2, [DEVCONF_TEMP_VALID_LFT] = 604800, [DEVCONF_TEMP_PREFERED_LFT] = 86400, [DEVCONF_REGEN_MAX_RETRY] = 3, [DEVCONF_MAX_DESYNC_FACTOR] = 600, [DEVCONF_MAX_ADDRESSES] = 16, [DEVCONF_FORCE_MLD_VERSION] = 0, [DEVCONF_ACCEPT_RA_DEFRTR] = 1, [DEVCONF_ACCEPT_RA_PINFO] = 1, [DEVCONF_ACCEPT_RA_RTR_PREF] = 1, [DEVCONF_RTR_PROBE_INTERVAL] = 60000, [DEVCONF_ACCEPT_RA_RT_INFO_MAX_PLEN] = 0, [DEVCONF_PROXY_NDP] = 0, [DEVCONF_OPTIMISTIC_DAD] = 0, [DEVCONF_ACCEPT_SOURCE_ROUTE] = 0, [DEVCONF_MC_FORWARDING] = 0, [DEVCONF_DISABLE_IPV6] = 0, [DEVCONF_ACCEPT_DAD] = 1, [DEVCONF_FORCE_TLLAO] = 0, [DEVCONF_NDISC_NOTIFY] = 0, [DEVCONF_MLDV1_UNSOLICITED_REPORT_INTERVAL] = 10000, [DEVCONF_MLDV2_UNSOLICITED_REPORT_INTERVAL] = 1000, ...]}, {{nla_len=300, nla_type=IFLA_INET6_STATS}, [[IPSTATS_MIB_NUM] = 37, [IPSTATS_MIB_INPKTS] = 97, [IPSTATS_MIB_INOCTETS] = 21969, [IPSTATS_MIB_INDELIVERS] = 97, [IPSTATS_MIB_OUTFORWDATAGRAMS] = 0, [IPSTATS_MIB_OUTPKTS] = 27, [IPSTATS_MIB_OUTOCTETS] = 2529, [IPSTATS_MIB_INHDRERRORS] = 0, [IPSTATS_MIB_INTOOBIGERRORS] = 0, [IPSTATS_MIB_INNOROUTES] = 0, [IPSTATS_MIB_INADDRERRORS] = 0, [IPSTATS_MIB_INUNKNOWNPROTOS] = 0, [IPSTATS_MIB_INTRUNCATEDPKTS] = 0, [IPSTATS_MIB_INDISCARDS] = 0, [IPSTATS_MIB_OUTDISCARDS] = 0, [IPSTATS_MIB_OUTNOROUTES] = 0, [IPSTATS_MIB_REASMTIMEOUT] = 0, [IPSTATS_MIB_REASMREQDS] = 0, [IPSTATS_MIB_REASMOKS] = 0, [IPSTATS_MIB_REASMFAILS] = 0, [IPSTATS_MIB_FRAGOKS] = 0, [IPSTATS_MIB_FRAGFAILS] = 0, [IPSTATS_MIB_FRAGCREATES] = 0, [IPSTATS_MIB_INMCASTPKTS] = 97, [IPSTATS_MIB_OUTMCASTPKTS] = 27, [IPSTATS_MIB_INBCASTPKTS] = 0, [IPSTATS_MIB_OUTBCASTPKTS] = 0, [IPSTATS_MIB_INMCASTOCTETS] = 21969, [IPSTATS_MIB_OUTMCASTOCTETS] = 2529, [IPSTATS_MIB_INBCASTOCTETS] = 0, [IPSTATS_MIB_OUTBCASTOCTETS] = 0, [IPSTATS_MIB_CSUMERRORS] = 0, ...]}, {{nla_len=52, nla_type=IFLA_INET6_ICMP6STATS}, [[ICMP6_MIB_NUM] = 6, [ICMP6_MIB_INMSGS] = 0, [ICMP6_MIB_INERRORS] = 0, [ICMP6_MIB_OUTMSGS] = 10, [ICMP6_MIB_OUTERRORS] = 0, [ICMP6_MIB_CSUMERRORS] = 0]}, {{nla_len=20, nla_type=IFLA_INET6_TOKEN}, inet_pton(AF_INET6, "::")}, {{nla_len=5, nla_type=IFLA_INET6_ADDR_GEN_MODE}, IN6_ADDR_GEN_MODE_NONE}]}]}]}], iov_len=4096}], msg_iovlen=1, msg_controllen=0, msg_flags=0}, 0) = 2664</text:p>
      <text:p text:style-name="P38">recvmsg(12, {msg_name={sa_family=AF_NETLINK, nl_pid=0, nl_groups=00000000}, msg_namelen=12, msg_iov=[{iov_base={{len=20, type=NLMSG_DONE, flags=NLM_F_MULTI, seq=1610294089, pid=4730}, 0}, iov_len=4096}], msg_iovlen=1, msg_controllen=0, msg_flags=0}, 0) = 20</text:p>
      <text:p text:style-name="P38">sendto(12, {{len=20, type=RTM_GETADDR, flags=NLM_F_REQUEST|NLM_F_DUMP, seq=1610294090, pid=0}, {ifa_family=AF_UNSPEC, ...}}, 20, 0, {sa_family=AF_NETLINK, nl_pid=0, nl_groups=00000000}, 12) = 20</text:p>
      <text:p text:style-name="P38">recvmsg(12, {msg_name={sa_family=AF_NETLINK, nl_pid=0, nl_groups=00000000}, msg_namelen=12, msg_iov=[{iov_base=[{{len=76, type=RTM_NEWADDR, flags=NLM_F_MULTI, seq=1610294090, pid=4730}, {ifa_family=AF_INET, ifa_prefixlen=8, ifa_flags=IFA_F_PERMANENT, ifa_scope=RT_SCOPE_HOST, <text:soft-page-break/>ifa_index=if_nametoindex("lo")}, [{{nla_len=8, nla_type=IFA_ADDRESS}, inet_addr("127.0.0.1")}, {{nla_len=8, nla_type=IFA_LOCAL}, inet_addr("127.0.0.1")}, {{nla_len=7, nla_type=IFA_LABEL}, "lo"}, {{nla_len=8, nla_type=IFA_FLAGS}, IFA_F_PERMANENT}, {{nla_len=20, nla_type=IFA_CACHEINFO}, {ifa_prefered=4294967295, ifa_valid=4294967295, cstamp=207, tstamp=207}}]}, {{len=92, type=RTM_NEWADDR, flags=NLM_F_MULTI, seq=1610294090, pid=4730}, {ifa_family=AF_INET, ifa_prefixlen=24, ifa_flags=0, ifa_scope=RT_SCOPE_UNIVERSE, ifa_index=if_nametoindex("enp0s31f6")}, [{{nla_len=8, nla_type=IFA_ADDRESS}, inet_addr("192.168.1.201")}, {{nla_len=8, nla_type=IFA_LOCAL}, inet_addr("192.168.1.201")}, {{nla_len=8, nla_type=IFA_BROADCAST}, inet_addr("192.168.1.255")}, {{nla_len=14, nla_type=IFA_LABEL}, "enp0s31f6"}, {{nla_len=8, nla_type=IFA_FLAGS}, IFA_F_NOPREFIXROUTE}, {{nla_len=20, nla_type=IFA_CACHEINFO}, {ifa_prefered=85662, ifa_valid=85662, cstamp=972, tstamp=1007}}]}], iov_len=4096}], msg_iovlen=1, msg_controllen=0, msg_flags=0}, 0) = 168</text:p>
      <text:p text:style-name="P38">recvmsg(12, {msg_name={sa_family=AF_NETLINK, nl_pid=0, nl_groups=00000000}, msg_namelen=12, msg_iov=[{iov_base=[{{len=72, type=RTM_NEWADDR, flags=NLM_F_MULTI, seq=1610294090, pid=4730}, {ifa_family=AF_INET6, ifa_prefixlen=128, ifa_flags=IFA_F_PERMANENT, ifa_scope=RT_SCOPE_HOST, ifa_index=if_nametoindex("lo")}, [{{nla_len=20, nla_type=IFA_ADDRESS}, inet_pton(AF_INET6, "::1")}, {{nla_len=20, nla_type=IFA_CACHEINFO}, {ifa_prefered=4294967295, ifa_valid=4294967295, cstamp=207, tstamp=207}}, {{nla_len=8, nla_type=IFA_FLAGS}, IFA_F_PERMANENT}]}, {{len=72, type=RTM_NEWADDR, flags=NLM_F_MULTI, seq=1610294090, pid=4730}, {ifa_family=AF_INET6, ifa_prefixlen=64, ifa_flags=IFA_F_PERMANENT, ifa_scope=RT_SCOPE_LINK, ifa_index=if_nametoindex("enp0s31f6")}, [{{nla_len=20, nla_type=IFA_ADDRESS}, inet_pton(AF_INET6, "fe80::9e94:1ac4:1c1:d72a")}, {{nla_len=20, nla_type=IFA_CACHEINFO}, {ifa_prefered=4294967295, ifa_valid=4294967295, cstamp=972, tstamp=1123}}, {{nla_len=8, nla_type=IFA_FLAGS}, IFA_F_PERMANENT|IFA_F_NOPREFIXROUTE}]}], iov_len=4096}], msg_iovlen=1, msg_controllen=0, msg_flags=0}, 0) = 144</text:p>
      <text:p text:style-name="P38">recvmsg(12, {msg_name={sa_family=AF_NETLINK, nl_pid=0, nl_groups=00000000}, msg_namelen=12, msg_iov=[{iov_base={{len=20, type=NLMSG_DONE, flags=NLM_F_MULTI, seq=1610294090, pid=4730}, 0}, iov_len=4096}], msg_iovlen=1, msg_controllen=0, msg_flags=0}, 0) = 20</text:p>
      <text:p text:style-name="P38">socket(AF_INET, SOCK_STREAM|SOCK_CLOEXEC, IPPROTO_TCP) = 12</text:p>
      <text:p text:style-name="P38">setsockopt(12, SOL_SOCKET, SO_REUSEADDR, [1], 4) = 0</text:p>
      <text:p text:style-name="P38">bind(12, {sa_family=AF_INET, sin_port=htons(3001), sin_addr=inet_addr("127.0.0.1")}, 16) = 0</text:p>
      <text:p text:style-name="P38">listen(12, 100) <text:s text:c="24"/>= 0</text:p>
      <text:p text:style-name="P38">getsockname(12, {sa_family=AF_INET, sin_port=htons(3001), sin_addr=inet_addr("127.0.0.1")}, [128-&gt;16]) = 0</text:p>
      <text:p text:style-name="P38">getsockname(12, {sa_family=AF_INET, sin_port=htons(3001), sin_addr=inet_addr("127.0.0.1")}, [128-&gt;16]) = 0</text:p>
      <text:p text:style-name="P38">----------------------------------</text:p>
      <text:p text:style-name="P38">create [id]</text:p>
      <text:p text:style-name="P38">remove [id]</text:p>
      <text:p text:style-name="P38">exec [id] [cmd - start/stop/time]</text:p>
      <text:p text:style-name="P38">heartbeat [time (ms)]</text:p>
      <text:p text:style-name="P38">menu</text:p>
      <text:p text:style-name="P38">exit</text:p>
      <text:p text:style-name="P38">----------------------------------</text:p>
      <text:p text:style-name="P38">OK: 4733</text:p>
      <text:p text:style-name="P38">OK: 4736</text:p>
      <text:p text:style-name="P38">OK: 4739</text:p>
      <text:p text:style-name="P38">OK: 4742</text:p>
      <text:p text:style-name="P38">OK</text:p>
      <text:p text:style-name="P38">OK</text:p>
      <text:p text:style-name="P38">--- SIGCHLD {si_signo=SIGCHLD, si_code=CLD_KILLED, si_pid=4733, si_uid=1000, si_status=SIGTERM, si_utime=0, si_stime=0} ---</text:p>
      <text:p text:style-name="P37">+++ exited with 0 +++</text:p>
      <text:p text:style-name="P12">Вывод</text:p>
      <text:p text:style-name="P36"><text:span text:style-name="T1"><text:line-break/>По мере выполнения данной лабораторной работы я освоил диагностику</text:span></text:p>
      <text:p text:style-name="P36"><text:span text:style-name="T1">работы ПО с помощью утилиты strace — простого и надёжного инструмента.</text:span></text:p>
      <text:p text:style-name="P36"><text:span text:style-name="T1">Strace позволяет отслеживать выполнение системных вызовов и сигналов к ядру</text:span></text:p>
      <text:p text:style-name="P36"><text:span text:style-name="T1">системы. Ее функционал прост, но широк; работать с ней комфортно и, главное,</text:span></text:p>
      <text:p text:style-name="P36"><text:span text:style-name="T1">полезно.</text:span></text:p>
      <text:p text:style-name="P36"><text:span text:style-name="T1">Я научился просматривать как все вызовы сразу, так и несколько отдельных;</text:span></text:p>
      <text:p text:style-name="P36"><text:span text:style-name="T1">получилось отследить работу и дочерних процессов. Научился отображать</text:span></text:p>
      <text:p text:style-name="P36"><text:soft-page-break/><text:span text:style-name="T1">названия, пути к файлам, с которыми работает программа, вместо</text:span></text:p>
      <text:p text:style-name="P36"><text:span text:style-name="T1">дескрипторов. Получилось взглянуть на удобную статистику системных</text:span></text:p>
      <text:p text:style-name="P36"><text:span text:style-name="T1">вызовов и наблюдать время выполнения (обычное и относительное) тех или</text:span></text:p>
      <text:p text:style-name="P36"><text:span text:style-name="T1">иных вызовов. Смог подключиться к уже запущенному процессу. </text:span><text:span text:style-name="T2">Смог отфильтровать системные вызовы по группам, записать лог strace в файл, следить за дочерними процессами.</text:span></text:p>
      <text:p text:style-name="P36"><text:span text:style-name="T1">Все это — лишь малая часть функционала утилиты strace. С ее помощью можно</text:span></text:p>
      <text:p text:style-name="P36"><text:span text:style-name="T1">делать еще много интересных вещей: намеренно ломать программу (инъекция</text:span></text:p>
      <text:p text:style-name="P36"><text:span text:style-name="T1">ошибок) для выявления уязвимостей, наблюдать стек процесса в момент</text:span></text:p>
      <text:p text:style-name="P36"><text:span text:style-name="T1">системного вызова и другое. </text:span><text:span text:style-name="T2">Также я считаю, что strace может использоваться в качестве профилировщика кода</text:span><text:span text:style-name="T1">. </text:span><text:span text:style-name="T2">Это позволяет сделать вывод статистики в виде таблицы, а так же вывод того, сколько времени выполнялся тот или иной вызов. Хотя сейчас, несомненно, есть аналоги, которые справляются с этим лучше, но если приходиться работать в «полевых» условиях, то strace — незаменимый и верный инструмент разработчик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Serif" svg:font-family="Serif" style:font-family-generic="roman"/>
    <style:font-face style:name="Times New Roman1" svg:font-family="'Times New Roman'" style:font-family-generic="roman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>
      <style:text-properties fo:color="#5b9bd5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1_20_Char" style:display-name="Heading 1 Char" style:family="tex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1T21:45:00</meta:creation-date>
    <meta:initial-creator>Valera Anisimov</meta:initial-creator>
    <dc:language>en-US</dc:language>
    <dc:date>2021-01-10T19:41:45.381255962</dc:date>
    <meta:editing-cycles>22</meta:editing-cycles>
    <meta:editing-duration>PT2H56M11S</meta:editing-duration>
    <meta:generator>LibreOffice/6.4.6.2$Linux_X86_64 LibreOffice_project/40$Build-2</meta:generator>
    <meta:document-statistic meta:table-count="1" meta:image-count="0" meta:object-count="0" meta:page-count="29" meta:paragraph-count="661" meta:word-count="7670" meta:character-count="92559" meta:non-whitespace-character-count="83019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